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mendra Display:" svg:font-family="'Almendra Display:'" style:font-adornments="Regular"/>
    <style:font-face style:name="Almendra:2" svg:font-family="Almendra:" style:font-adornments="Bold"/>
    <style:font-face style:name="Almendra:3" svg:font-family="Almendra:" style:font-adornments="Bold Italic"/>
    <style:font-face style:name="Almendra:1" svg:font-family="Almendra:" style:font-adornments="Italic"/>
    <style:font-face style:name="Almendra:" svg:font-family="Almendra:" style:font-adornments="Regular"/>
    <style:font-face style:name="Cormorant Garamond:1" svg:font-family="'Cormorant Garamond:'" style:font-adornments="Italic"/>
    <style:font-face style:name="Cormorant Garamond:" svg:font-family="'Cormorant Garamond:'" style:font-adornments="Regular"/>
    <style:font-face style:name="EB Garamond 08:" svg:font-family="'EB Garamond 08:'" style:font-adornments="Bold"/>
    <style:font-face style:name="EB Garamond 08:2" svg:font-family="'EB Garamond 08:'" style:font-adornments="Italic"/>
    <style:font-face style:name="EB Garamond 08:1" svg:font-family="'EB Garamond 08:'" style:font-adornments="Regular"/>
    <style:font-face style:name="EB Garamond ExtraBold:" svg:font-family="'EB Garamond ExtraBold:'" style:font-adornments="Italic"/>
    <style:font-face style:name="EB Garamond ExtraBold:1" svg:font-family="'EB Garamond ExtraBold:'" style:font-adornments="Regular"/>
    <style:font-face style:name="EB Garamond Medium:" svg:font-family="'EB Garamond Medium:'" style:font-adornments="Italic"/>
    <style:font-face style:name="EB Garamond SemiBold:" svg:font-family="'EB Garamond SemiBold:'" style:font-adornments="Italic"/>
    <style:font-face style:name="EB Garamond SemiBold:1" svg:font-family="'EB Garamond SemiBold:'" style:font-adornments="Regular"/>
    <style:font-face style:name="EB Garamond:3" svg:font-family="'EB Garamond:'" style:font-adornments="Bold"/>
    <style:font-face style:name="EB Garamond:2" svg:font-family="'EB Garamond:'" style:font-adornments="Bold Italic"/>
    <style:font-face style:name="EB Garamond:1" svg:font-family="'EB Garamond:'" style:font-adornments="Italic"/>
    <style:font-face style:name="EB Garamond:" svg:font-family="'EB Garamond:'" style:font-adornments="Regular"/>
    <style:font-face style:name="EB Garamond:liga=1&amp;dlig=0&amp;clig=0&amp;hlig=0&amp;onum=0&amp;lnum=1&amp;tnum=0&amp;pnum=1&amp;jalt=0&amp;kern=1&amp;" svg:font-family="'EB Garamond:liga=1&amp;dlig=0&amp;clig=0&amp;hlig=0&amp;onum=0&amp;lnum=1&amp;tnum=0&amp;pnum=1&amp;jalt=0&amp;kern=1&amp;'" style:font-adornments="Regular"/>
    <style:font-face style:name="Lato:" svg:font-family="Lato:" style:font-adornments="Bold"/>
    <style:font-face style:name="Lato:2" svg:font-family="Lato:" style:font-adornments="Bold Italic"/>
    <style:font-face style:name="Lato:1" svg:font-family="Lato:" style:font-adornments="Italic"/>
    <style:font-face style:name="Lato:pnum=1&amp;tnum=0&amp;onum=0&amp;lnum=1&amp;" svg:font-family="Lato:pnum=1&amp;tnum=0&amp;onum=0&amp;lnum=1&amp;" style:font-adornments="Bold Italic"/>
    <style:font-face style:name="Ysabeau Black:" svg:font-family="'Ysabeau Black:'" style:font-adornments="Bold"/>
    <style:font-face style:name="Ysabeau Light:1" svg:font-family="'Ysabeau Light:'" style:font-adornments="Italic"/>
    <style:font-face style:name="Ysabeau Light:" svg:font-family="'Ysabeau Light:'" style:font-adornments="Regular"/>
    <style:font-face style:name="Ysabeau Medium:1" svg:font-family="'Ysabeau Medium:'" style:font-adornments="Italic"/>
    <style:font-face style:name="Ysabeau Medium:" svg:font-family="'Ysabeau Medium:'" style:font-adornments="Regular"/>
    <style:font-face style:name="Ysabeau Medium:pnum=1&amp;tnum=0&amp;onum=0&amp;lnum=1&amp;" svg:font-family="'Ysabeau Medium:pnum=1&amp;tnum=0&amp;onum=0&amp;lnum=1&amp;'" style:font-adornments="Regular"/>
    <style:font-face style:name="Ysabeau Semibold:pnum=1&amp;tnum=0&amp;onum=0&amp;lnum=1&amp;" svg:font-family="'Ysabeau Semibold:pnum=1&amp;tnum=0&amp;onum=0&amp;lnum=1&amp;'" style:font-adornments="Regular"/>
    <style:font-face style:name="Ysabeau:3" svg:font-family="Ysabeau:" style:font-adornments="Bold"/>
    <style:font-face style:name="Ysabeau:1" svg:font-family="Ysabeau:" style:font-adornments="Bold Italic"/>
    <style:font-face style:name="Ysabeau:2" svg:font-family="Ysabeau:" style:font-adornments="Italic"/>
    <style:font-face style:name="Ysabeau:" svg:font-family="Ysabeau:" style:font-adornments="Regular"/>
    <style:font-face style:name="Ysabeau:c2sc=1&amp;smcp=1&amp;lnum=1&amp;pnum=1&amp;" svg:font-family="Ysabeau:c2sc=1&amp;smcp=1&amp;lnum=1&amp;pnum=1&amp;" style:font-adornments="Bold"/>
    <style:font-face style:name="Ysabeau:lnum=1&amp;pnum=1&amp;case=1&amp;" svg:font-family="Ysabeau:lnum=1&amp;pnum=1&amp;case=1&amp;" style:font-adornments="Bold"/>
    <style:font-face style:name="Ysabeau:pnum=1&amp;tnum=0&amp;onum=0&amp;lnum=1&amp;" svg:font-family="Ysabeau:pnum=1&amp;tnum=0&amp;onum=0&amp;lnum=1&amp;" style:font-adornments="Bold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m" style:master-page-name="">
      <style:paragraph-properties style:page-number="auto"/>
    </style:style>
    <style:style style:name="P2" style:family="paragraph" style:parent-style-name="m" style:master-page-name="Text">
      <style:paragraph-properties style:page-number="auto"/>
    </style:style>
    <style:style style:name="Sect1" style:family="section">
      <style:section-properties fo:background-color="transparent" text:dont-balance-text-columns="false" style:editable="false">
        <style:columns fo:column-count="1">
          <style:column-sep style:width="0.0035in" style:color="#000000" style:height="99%" style:style="none"/>
        </style:columns>
        <style:background-image/>
        <text:notes-configuration text:note-class="footnote"/>
        <text:notes-configuration text:note-class="endnote"/>
      </style:section-properties>
    </style:style>
  </office:automatic-styles>
  <office:body>
    <office:text>
      <text:variable-decls>
        <text:variable-decl office:value-type="string" text:name="cat"/>
        <text:variable-decl office:value-type="string" text:name="cn"/>
        <text:variable-decl office:value-type="string" text:name="cp"/>
        <text:variable-decl office:value-type="string" text:name="fig0"/>
        <text:variable-decl office:value-type="string" text:name="fig1"/>
        <text:variable-decl office:value-type="string" text:name="fig2"/>
        <text:variable-decl office:value-type="string" text:name="fig3"/>
        <text:variable-decl office:value-type="string" text:name="fig4"/>
        <text:variable-decl office:value-type="string" text:name="fig5"/>
        <text:variable-decl office:value-type="string" text:name="fig6"/>
        <text:variable-decl office:value-type="string" text:name="fig7"/>
        <text:variable-decl office:value-type="string" text:name="fig8"/>
        <text:variable-decl office:value-type="string" text:name="fig9"/>
        <text:variable-decl office:value-type="string" text:name="h"/>
        <text:variable-decl office:value-type="string" text:name="h0"/>
        <text:variable-decl office:value-type="string" text:name="h1"/>
        <text:variable-decl office:value-type="string" text:name="h2"/>
        <text:variable-decl office:value-type="string" text:name="h3"/>
        <text:variable-decl office:value-type="string" text:name="h4"/>
        <text:variable-decl office:value-type="string" text:name="h5"/>
        <text:variable-decl office:value-type="string" text:name="h6"/>
        <text:variable-decl office:value-type="string" text:name="h7"/>
        <text:variable-decl office:value-type="string" text:name="h8"/>
        <text:variable-decl office:value-type="string" text:name="h9"/>
        <text:variable-decl office:value-type="string" text:name="id"/>
        <text:variable-decl office:value-type="string" text:name="id0"/>
        <text:variable-decl office:value-type="string" text:name="id1"/>
        <text:variable-decl office:value-type="string" text:name="id2"/>
        <text:variable-decl office:value-type="string" text:name="id3"/>
        <text:variable-decl office:value-type="string" text:name="id4"/>
        <text:variable-decl office:value-type="string" text:name="id5"/>
        <text:variable-decl office:value-type="string" text:name="id6"/>
        <text:variable-decl office:value-type="string" text:name="id7"/>
        <text:variable-decl office:value-type="string" text:name="id8"/>
        <text:variable-decl office:value-type="string" text:name="id9"/>
        <text:variable-decl office:value-type="string" text:name="ide"/>
        <text:variable-decl office:value-type="string" text:name="periph"/>
        <text:variable-decl office:value-type="string" text:name="periph0"/>
        <text:variable-decl office:value-type="string" text:name="periph1"/>
        <text:variable-decl office:value-type="string" text:name="periph2"/>
        <text:variable-decl office:value-type="string" text:name="periph3"/>
        <text:variable-decl office:value-type="string" text:name="periph4"/>
        <text:variable-decl office:value-type="string" text:name="periph5"/>
        <text:variable-decl office:value-type="string" text:name="periph6"/>
        <text:variable-decl office:value-type="string" text:name="periph7"/>
        <text:variable-decl office:value-type="string" text:name="periph8"/>
        <text:variable-decl office:value-type="string" text:name="periph9"/>
        <text:variable-decl office:value-type="string" text:name="qvs"/>
        <text:variable-decl office:value-type="string" text:name="rem"/>
        <text:variable-decl office:value-type="string" text:name="sts"/>
        <text:variable-decl office:value-type="string" text:name="usfm"/>
        <text:variable-decl office:value-type="string" text:name="v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">
        <text:p text:style-name="P2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mendra Display:" svg:font-family="'Almendra Display:'" style:font-adornments="Regular"/>
    <style:font-face style:name="Almendra:2" svg:font-family="Almendra:" style:font-adornments="Bold"/>
    <style:font-face style:name="Almendra:3" svg:font-family="Almendra:" style:font-adornments="Bold Italic"/>
    <style:font-face style:name="Almendra:1" svg:font-family="Almendra:" style:font-adornments="Italic"/>
    <style:font-face style:name="Almendra:" svg:font-family="Almendra:" style:font-adornments="Regular"/>
    <style:font-face style:name="Cormorant Garamond:1" svg:font-family="'Cormorant Garamond:'" style:font-adornments="Italic"/>
    <style:font-face style:name="Cormorant Garamond:" svg:font-family="'Cormorant Garamond:'" style:font-adornments="Regular"/>
    <style:font-face style:name="EB Garamond 08:" svg:font-family="'EB Garamond 08:'" style:font-adornments="Bold"/>
    <style:font-face style:name="EB Garamond 08:2" svg:font-family="'EB Garamond 08:'" style:font-adornments="Italic"/>
    <style:font-face style:name="EB Garamond 08:1" svg:font-family="'EB Garamond 08:'" style:font-adornments="Regular"/>
    <style:font-face style:name="EB Garamond ExtraBold:" svg:font-family="'EB Garamond ExtraBold:'" style:font-adornments="Italic"/>
    <style:font-face style:name="EB Garamond ExtraBold:1" svg:font-family="'EB Garamond ExtraBold:'" style:font-adornments="Regular"/>
    <style:font-face style:name="EB Garamond Medium:" svg:font-family="'EB Garamond Medium:'" style:font-adornments="Italic"/>
    <style:font-face style:name="EB Garamond SemiBold:" svg:font-family="'EB Garamond SemiBold:'" style:font-adornments="Italic"/>
    <style:font-face style:name="EB Garamond SemiBold:1" svg:font-family="'EB Garamond SemiBold:'" style:font-adornments="Regular"/>
    <style:font-face style:name="EB Garamond:3" svg:font-family="'EB Garamond:'" style:font-adornments="Bold"/>
    <style:font-face style:name="EB Garamond:2" svg:font-family="'EB Garamond:'" style:font-adornments="Bold Italic"/>
    <style:font-face style:name="EB Garamond:1" svg:font-family="'EB Garamond:'" style:font-adornments="Italic"/>
    <style:font-face style:name="EB Garamond:" svg:font-family="'EB Garamond:'" style:font-adornments="Regular"/>
    <style:font-face style:name="EB Garamond:liga=1&amp;dlig=0&amp;clig=0&amp;hlig=0&amp;onum=0&amp;lnum=1&amp;tnum=0&amp;pnum=1&amp;jalt=0&amp;kern=1&amp;" svg:font-family="'EB Garamond:liga=1&amp;dlig=0&amp;clig=0&amp;hlig=0&amp;onum=0&amp;lnum=1&amp;tnum=0&amp;pnum=1&amp;jalt=0&amp;kern=1&amp;'" style:font-adornments="Regular"/>
    <style:font-face style:name="Lato:" svg:font-family="Lato:" style:font-adornments="Bold"/>
    <style:font-face style:name="Lato:2" svg:font-family="Lato:" style:font-adornments="Bold Italic"/>
    <style:font-face style:name="Lato:1" svg:font-family="Lato:" style:font-adornments="Italic"/>
    <style:font-face style:name="Lato:pnum=1&amp;tnum=0&amp;onum=0&amp;lnum=1&amp;" svg:font-family="Lato:pnum=1&amp;tnum=0&amp;onum=0&amp;lnum=1&amp;" style:font-adornments="Bold Italic"/>
    <style:font-face style:name="Ysabeau Black:" svg:font-family="'Ysabeau Black:'" style:font-adornments="Bold"/>
    <style:font-face style:name="Ysabeau Light:1" svg:font-family="'Ysabeau Light:'" style:font-adornments="Italic"/>
    <style:font-face style:name="Ysabeau Light:" svg:font-family="'Ysabeau Light:'" style:font-adornments="Regular"/>
    <style:font-face style:name="Ysabeau Medium:1" svg:font-family="'Ysabeau Medium:'" style:font-adornments="Italic"/>
    <style:font-face style:name="Ysabeau Medium:" svg:font-family="'Ysabeau Medium:'" style:font-adornments="Regular"/>
    <style:font-face style:name="Ysabeau Medium:pnum=1&amp;tnum=0&amp;onum=0&amp;lnum=1&amp;" svg:font-family="'Ysabeau Medium:pnum=1&amp;tnum=0&amp;onum=0&amp;lnum=1&amp;'" style:font-adornments="Regular"/>
    <style:font-face style:name="Ysabeau Semibold:pnum=1&amp;tnum=0&amp;onum=0&amp;lnum=1&amp;" svg:font-family="'Ysabeau Semibold:pnum=1&amp;tnum=0&amp;onum=0&amp;lnum=1&amp;'" style:font-adornments="Regular"/>
    <style:font-face style:name="Ysabeau:3" svg:font-family="Ysabeau:" style:font-adornments="Bold"/>
    <style:font-face style:name="Ysabeau:1" svg:font-family="Ysabeau:" style:font-adornments="Bold Italic"/>
    <style:font-face style:name="Ysabeau:2" svg:font-family="Ysabeau:" style:font-adornments="Italic"/>
    <style:font-face style:name="Ysabeau:" svg:font-family="Ysabeau:" style:font-adornments="Regular"/>
    <style:font-face style:name="Ysabeau:c2sc=1&amp;smcp=1&amp;lnum=1&amp;pnum=1&amp;" svg:font-family="Ysabeau:c2sc=1&amp;smcp=1&amp;lnum=1&amp;pnum=1&amp;" style:font-adornments="Bold"/>
    <style:font-face style:name="Ysabeau:lnum=1&amp;pnum=1&amp;case=1&amp;" svg:font-family="Ysabeau:lnum=1&amp;pnum=1&amp;case=1&amp;" style:font-adornments="Bold"/>
    <style:font-face style:name="Ysabeau:pnum=1&amp;tnum=0&amp;onum=0&amp;lnum=1&amp;" svg:font-family="Ysabeau:pnum=1&amp;tnum=0&amp;onum=0&amp;lnum=1&amp;" style:font-adornments="Bold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m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" style:family="paragraph">
      <style:paragraph-properties fo:margin-left="0in" fo:margin-right="0in" fo:line-height="0.1528in" fo:text-align="justify" style:justify-single-word="false" fo:hyphenation-ladder-count="2" style:register-true="true" fo:text-indent="0in" style:auto-text-indent="false" style:vertical-align="baseline"/>
      <style:text-properties style:text-position="1% 96%" style:font-name="EB Garamond:liga=1&amp;dlig=0&amp;clig=0&amp;hlig=0&amp;onum=0&amp;lnum=1&amp;tnum=0&amp;pnum=1&amp;jalt=0&amp;kern=1&amp;" fo:font-family="'EB Garamond:liga=1&amp;dlig=0&amp;clig=0&amp;hlig=0&amp;onum=0&amp;lnum=1&amp;tnum=0&amp;pnum=1&amp;jalt=0&amp;kern=1&amp;'" style:font-style-name="Regular" fo:font-size="10.3999996185303pt" fo:language="en" fo:country="US" fo:font-style="normal" fo:font-weight="normal" style:letter-kerning="true" style:text-scale="103%" fo:hyphenate="true" fo:hyphenation-remain-char-count="3" fo:hyphenation-push-char-count="3" loext:hyphenation-no-caps="false"/>
    </style:style>
    <style:style style:name="f" style:family="paragraph" style:parent-style-name="m">
      <style:paragraph-properties fo:margin-left="0in" fo:margin-right="0in" fo:line-height="0.128in" fo:text-align="justify" style:justify-single-word="false" style:register-true="true" fo:text-indent="0in" style:auto-text-indent="false"/>
      <style:text-properties style:text-position="1% 90%" style:font-name="Lato:" fo:font-family="Lato:" style:font-style-name="Bold" fo:font-size="8.69999980926514pt" fo:font-style="normal" fo:font-weight="bold" style:text-scale="101%"/>
    </style:style>
    <style:style style:name="im" style:family="paragraph" style:parent-style-name="m">
      <style:paragraph-properties fo:margin-left="0in" fo:margin-right="0in" fo:text-align="justify" style:justify-single-word="false" fo:text-indent="0in" style:auto-text-indent="false"/>
      <style:text-properties style:font-name="Ysabeau:" fo:font-family="Ysabeau:" style:font-style-name="Regular" fo:font-style="normal" fo:font-weight="normal"/>
    </style:style>
    <style:style style:name="iq" style:family="paragraph" style:parent-style-name="im">
      <style:paragraph-properties fo:margin-left="11%" fo:margin-right="11%" fo:text-align="center" style:justify-single-word="false" fo:hyphenation-ladder-count="no-limit" fo:text-indent="0in" style:auto-text-indent="false"/>
      <style:text-properties style:font-name="Ysabeau:" fo:font-family="Ysabeau:" style:font-style-name="Regular" fo:font-style="normal" fo:font-weight="normal" fo:hyphenate="false" fo:hyphenation-remain-char-count="2" fo:hyphenation-push-char-count="2" loext:hyphenation-no-caps="false"/>
    </style:style>
    <style:style style:name="mt" style:family="paragraph" style:parent-style-name="m">
      <style:paragraph-properties fo:margin-left="11%" fo:margin-right="11%" fo:line-height="0.7638in" fo:text-align="center" style:justify-single-word="false" fo:keep-together="always" fo:hyphenation-ladder-count="no-limit" style:register-true="false" fo:text-indent="0in" style:auto-text-indent="false" fo:keep-with-next="always"/>
      <style:text-properties style:font-name="Ysabeau Medium:" fo:font-family="'Ysabeau Medium:'" style:font-style-name="Regular" fo:font-size="41.5999984741211pt" fo:font-style="normal" fo:font-weight="normal" fo:hyphenate="false" fo:hyphenation-remain-char-count="2" fo:hyphenation-push-char-count="2" loext:hyphenation-no-caps="false"/>
    </style:style>
    <style:style style:name="q" style:family="paragraph" style:parent-style-name="m">
      <style:paragraph-properties fo:margin-left="11%" fo:margin-right="11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cl" style:family="paragraph" style:parent-style-name="m">
      <style:paragraph-properties fo:margin-left="11%" fo:margin-right="11%" fo:line-height="0.3055in" fo:text-align="center" style:justify-single-word="false" fo:hyphenation-ladder-count="no-limit" style:register-true="false" fo:text-indent="0in" style:auto-text-indent="false"/>
      <style:text-properties style:text-position="23% 100%" style:font-name="Ysabeau:pnum=1&amp;tnum=0&amp;onum=0&amp;lnum=1&amp;" fo:font-family="Ysabeau:pnum=1&amp;tnum=0&amp;onum=0&amp;lnum=1&amp;" style:font-style-name="Bold" fo:font-size="12.3999996185303pt" fo:font-style="normal" fo:font-weight="bold" style:text-scale="100%" fo:hyphenate="false" fo:hyphenation-remain-char-count="2" fo:hyphenation-push-char-count="2" loext:hyphenation-no-caps="false"/>
    </style:style>
    <style:style style:name="cp" style:family="paragraph" style:parent-style-name="rem"/>
    <style:style style:name="id" style:family="paragraph" style:parent-style-name="rem">
      <style:paragraph-properties fo:break-before="page"/>
      <style:text-properties style:text-scale="1%"/>
    </style:style>
    <style:style style:name="periph" style:family="paragraph" style:parent-style-name="rem">
      <style:paragraph-properties fo:break-before="page"/>
      <style:text-properties style:text-scale="1%"/>
    </style:style>
    <style:style style:name="rem" style:family="paragraph" style:parent-style-name="m">
      <style:paragraph-properties fo:margin-left="0.1528in" fo:margin-right="0.1528in" fo:line-height="0in" fo:text-align="justify" style:justify-single-word="false" style:register-true="false" fo:text-indent="0in" style:auto-text-indent="false"/>
      <style:text-properties style:font-name="Ysabeau Medium:" fo:font-family="'Ysabeau Medium:'" style:font-style-name="Regular" fo:font-size="1pt" fo:font-style="normal" fo:font-weight="normal"/>
    </style:style>
    <style:style style:name="c" style:family="paragraph" style:parent-style-name="m">
      <style:paragraph-properties>
        <style:drop-cap style:lines="2" style:length="word" style:distance="0.0555in" style:style-name="cn"/>
      </style:paragraph-properties>
    </style:style>
    <style:style style:name="col" style:family="paragraph" style:parent-style-name="m">
      <style:paragraph-properties fo:margin-left="11%" fo:margin-right="11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span" style:family="paragraph" style:parent-style-name="m">
      <style:paragraph-properties fo:margin-left="11%" fo:margin-right="11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ts" style:family="paragraph" style:parent-style-name="rem"/>
    <style:style style:name="b" style:family="paragraph" style:parent-style-name="rem">
      <style:paragraph-properties fo:line-height="0.1528in" style:register-true="true"/>
      <style:text-properties fo:font-size="1pt"/>
    </style:style>
    <style:style style:name="b0" style:family="paragraph" style:parent-style-name="rem">
      <style:paragraph-properties fo:line-height="0.0764in" style:register-true="false"/>
      <style:text-properties fo:font-size="1pt"/>
    </style:style>
    <style:style style:name="b1" style:family="paragraph" style:parent-style-name="rem">
      <style:paragraph-properties fo:line-height="0.1528in" style:register-true="true"/>
      <style:text-properties fo:font-size="1pt"/>
    </style:style>
    <style:style style:name="b2" style:family="paragraph" style:parent-style-name="rem">
      <style:paragraph-properties fo:line-height="0.3055in" style:register-true="false"/>
      <style:text-properties fo:font-size="1pt"/>
    </style:style>
    <style:style style:name="b3" style:family="paragraph" style:parent-style-name="rem">
      <style:paragraph-properties fo:line-height="0.4583in" style:register-true="false"/>
      <style:text-properties fo:font-size="1pt"/>
    </style:style>
    <style:style style:name="b4" style:family="paragraph" style:parent-style-name="rem">
      <style:paragraph-properties fo:line-height="0.611in" style:register-true="false"/>
      <style:text-properties fo:font-size="1pt"/>
    </style:style>
    <style:style style:name="b5" style:family="paragraph" style:parent-style-name="rem">
      <style:paragraph-properties fo:line-height="0.7638in" style:register-true="false"/>
      <style:text-properties fo:font-size="1pt"/>
    </style:style>
    <style:style style:name="b6" style:family="paragraph" style:parent-style-name="rem">
      <style:paragraph-properties fo:line-height="0.9165in" style:register-true="false"/>
      <style:text-properties fo:font-size="1pt"/>
    </style:style>
    <style:style style:name="b7" style:family="paragraph" style:parent-style-name="rem">
      <style:paragraph-properties fo:line-height="1.0693in" style:register-true="false"/>
      <style:text-properties fo:font-size="1pt"/>
    </style:style>
    <style:style style:name="b8" style:family="paragraph" style:parent-style-name="rem">
      <style:paragraph-properties fo:line-height="1.222in" style:register-true="false"/>
      <style:text-properties fo:font-size="1pt"/>
    </style:style>
    <style:style style:name="b9" style:family="paragraph" style:parent-style-name="rem">
      <style:paragraph-properties fo:line-height="1.3752in" style:register-true="false"/>
      <style:text-properties fo:font-size="1pt"/>
    </style:style>
    <style:style style:name="cd" style:family="paragraph" style:parent-style-name="m">
      <style:paragraph-properties fo:margin-left="0.1543in" fo:margin-right="0.1543in" fo:line-height="0.1528in" fo:text-align="justify" fo:text-align-last="center" style:justify-single-word="false" style:register-true="true" fo:text-indent="0in" style:auto-text-indent="false"/>
      <style:text-properties style:font-name="Ysabeau Medium:pnum=1&amp;tnum=0&amp;onum=0&amp;lnum=1&amp;" fo:font-family="'Ysabeau Medium:pnum=1&amp;tnum=0&amp;onum=0&amp;lnum=1&amp;'" style:font-style-name="Regular" fo:font-size="9.5pt" fo:font-style="normal" fo:font-weight="normal"/>
    </style:style>
    <style:style style:name="cls" style:family="paragraph" style:parent-style-name="m"/>
    <style:style style:name="d" style:family="paragraph" style:parent-style-name="m">
      <style:paragraph-properties fo:margin-left="0.1543in" fo:margin-right="0.1543in" fo:line-height="0.1528in" fo:text-align="justify" fo:text-align-last="center" style:justify-single-word="false" style:register-true="true" fo:text-indent="0in" style:auto-text-indent="false"/>
      <style:text-properties style:text-position="1% 96%" style:font-name="EB Garamond Medium:" fo:font-family="'EB Garamond Medium:'" style:font-style-name="Italic" fo:font-size="9.5pt" fo:font-style="italic" fo:font-weight="normal" style:text-scale="101%"/>
    </style:style>
    <style:style style:name="erq" style:family="paragraph" style:parent-style-name="im">
      <style:paragraph-properties fo:line-height="0.128in" style:register-true="true"/>
      <style:text-properties style:font-name="Ysabeau:" fo:font-family="Ysabeau:" style:font-style-name="Regular" fo:font-size="8.69999980926514pt" fo:font-style="normal" fo:font-weight="normal"/>
    </style:style>
    <style:style style:name="ib" style:family="paragraph" style:parent-style-name="rem">
      <style:paragraph-properties fo:line-height="0.1528in" style:register-true="true"/>
      <style:text-properties fo:font-size="1pt"/>
    </style:style>
    <style:style style:name="ib0" style:family="paragraph" style:parent-style-name="rem">
      <style:paragraph-properties fo:line-height="0.0764in" style:register-true="false"/>
      <style:text-properties fo:font-size="1pt"/>
    </style:style>
    <style:style style:name="ib1" style:family="paragraph" style:parent-style-name="rem">
      <style:paragraph-properties fo:line-height="0.1528in" style:register-true="true"/>
      <style:text-properties fo:font-size="1pt"/>
    </style:style>
    <style:style style:name="ib2" style:family="paragraph" style:parent-style-name="rem">
      <style:paragraph-properties fo:line-height="0.3055in" style:register-true="false"/>
      <style:text-properties fo:font-size="1pt"/>
    </style:style>
    <style:style style:name="ib3" style:family="paragraph" style:parent-style-name="rem">
      <style:paragraph-properties fo:line-height="0.4583in" style:register-true="false"/>
      <style:text-properties fo:font-size="1pt"/>
    </style:style>
    <style:style style:name="ib4" style:family="paragraph" style:parent-style-name="rem">
      <style:paragraph-properties fo:line-height="0.611in" style:register-true="false"/>
      <style:text-properties fo:font-size="1pt"/>
    </style:style>
    <style:style style:name="ib5" style:family="paragraph" style:parent-style-name="rem">
      <style:paragraph-properties fo:line-height="0.7638in" style:register-true="false"/>
      <style:text-properties fo:font-size="1pt"/>
    </style:style>
    <style:style style:name="ib6" style:family="paragraph" style:parent-style-name="rem">
      <style:paragraph-properties fo:line-height="0.9165in" style:register-true="false"/>
      <style:text-properties fo:font-size="1pt"/>
    </style:style>
    <style:style style:name="ib7" style:family="paragraph" style:parent-style-name="rem">
      <style:paragraph-properties fo:line-height="1.0693in" style:register-true="false"/>
      <style:text-properties fo:font-size="1pt"/>
    </style:style>
    <style:style style:name="ib8" style:family="paragraph" style:parent-style-name="rem">
      <style:paragraph-properties fo:line-height="1.222in" style:register-true="false"/>
      <style:text-properties fo:font-size="1pt"/>
    </style:style>
    <style:style style:name="ib9" style:family="paragraph" style:parent-style-name="rem">
      <style:paragraph-properties fo:line-height="1.3752in" style:register-true="false"/>
      <style:text-properties fo:font-size="1pt"/>
    </style:style>
    <style:style style:name="ie" style:family="paragraph" style:parent-style-name="rem">
      <style:paragraph-properties fo:line-height="0.1528in" style:register-true="true"/>
      <style:text-properties fo:font-size="1pt"/>
    </style:style>
    <style:style style:name="iex" style:family="paragraph" style:parent-style-name="m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6%" style:font-name="EB Garamond:1" fo:font-family="'EB Garamond:'" style:font-style-name="Italic" fo:font-style="italic" fo:font-weight="normal" style:text-scale="103%" fo:hyphenate="false" fo:hyphenation-remain-char-count="2" fo:hyphenation-push-char-count="2" loext:hyphenation-no-caps="false"/>
    </style:style>
    <style:style style:name="ili" style:family="paragraph" style:parent-style-name="im">
      <style:paragraph-properties fo:margin-left="0.361in" fo:margin-right="0.0764in" fo:text-align="justify" style:justify-single-word="false" fo:text-indent="-0.2165in" style:auto-text-indent="false"/>
    </style:style>
    <style:style style:name="ili0" style:family="paragraph" style:parent-style-name="im">
      <style:paragraph-properties fo:margin-left="0.2165in" fo:margin-right="0in" fo:text-align="justify" style:justify-single-word="false" fo:text-indent="-0.2165in" style:auto-text-indent="false"/>
    </style:style>
    <style:style style:name="ili1" style:family="paragraph" style:parent-style-name="im">
      <style:paragraph-properties fo:margin-left="0.361in" fo:margin-right="0.0764in" fo:text-align="justify" style:justify-single-word="false" fo:text-indent="-0.2165in" style:auto-text-indent="false"/>
    </style:style>
    <style:style style:name="ili2" style:family="paragraph" style:parent-style-name="im">
      <style:paragraph-properties fo:margin-left="0.5055in" fo:margin-right="0.1528in" fo:text-align="justify" style:justify-single-word="false" fo:text-indent="-0.2165in" style:auto-text-indent="false"/>
    </style:style>
    <style:style style:name="ili3" style:family="paragraph" style:parent-style-name="im">
      <style:paragraph-properties fo:margin-left="0.65in" fo:margin-right="0.2291in" fo:text-align="justify" style:justify-single-word="false" fo:text-indent="-0.2165in" style:auto-text-indent="false"/>
    </style:style>
    <style:style style:name="ili4" style:family="paragraph" style:parent-style-name="im">
      <style:paragraph-properties fo:margin-left="0.7945in" fo:margin-right="0.3055in" fo:text-align="justify" style:justify-single-word="false" fo:text-indent="-0.2165in" style:auto-text-indent="false"/>
    </style:style>
    <style:style style:name="ili5" style:family="paragraph" style:parent-style-name="im">
      <style:paragraph-properties fo:margin-left="0.939in" fo:margin-right="0.3819in" fo:text-align="justify" style:justify-single-word="false" fo:text-indent="-0.2165in" style:auto-text-indent="false"/>
    </style:style>
    <style:style style:name="ili6" style:family="paragraph" style:parent-style-name="im">
      <style:paragraph-properties fo:margin-left="1.0835in" fo:margin-right="0.4583in" fo:text-align="justify" style:justify-single-word="false" fo:text-indent="-0.2165in" style:auto-text-indent="false"/>
    </style:style>
    <style:style style:name="ili7" style:family="paragraph" style:parent-style-name="im">
      <style:paragraph-properties fo:margin-left="1.228in" fo:margin-right="0.5346in" fo:text-align="justify" style:justify-single-word="false" fo:text-indent="-0.2165in" style:auto-text-indent="false"/>
    </style:style>
    <style:style style:name="ili8" style:family="paragraph" style:parent-style-name="im">
      <style:paragraph-properties fo:margin-left="1.372in" fo:margin-right="0.611in" fo:text-align="justify" style:justify-single-word="false" fo:text-indent="-0.2165in" style:auto-text-indent="false"/>
    </style:style>
    <style:style style:name="ili9" style:family="paragraph" style:parent-style-name="im">
      <style:paragraph-properties fo:margin-left="1.5165in" fo:margin-right="0.6874in" fo:text-align="justify" style:justify-single-word="false" fo:text-indent="-0.2165in" style:auto-text-indent="false"/>
    </style:style>
    <style:style style:name="im0" style:family="paragraph" style:parent-style-name="im">
      <style:paragraph-properties fo:margin-left="0.1528in" fo:margin-right="0.1528in" fo:text-align="justify" style:justify-single-word="false" fo:text-indent="0in" style:auto-text-indent="false"/>
    </style:style>
    <style:style style:name="im1" style:family="paragraph" style:parent-style-name="im">
      <style:paragraph-properties fo:margin-left="0.2972in" fo:margin-right="0.2972in" fo:text-align="justify" style:justify-single-word="false" fo:text-indent="0in" style:auto-text-indent="false"/>
    </style:style>
    <style:style style:name="im2" style:family="paragraph" style:parent-style-name="im">
      <style:paragraph-properties fo:margin-left="0.4417in" fo:margin-right="0.4417in" fo:text-align="justify" style:justify-single-word="false" fo:text-indent="0in" style:auto-text-indent="false"/>
    </style:style>
    <style:style style:name="im3" style:family="paragraph" style:parent-style-name="im">
      <style:paragraph-properties fo:margin-left="0.5862in" fo:margin-right="0.5862in" fo:text-align="justify" style:justify-single-word="false" fo:text-indent="0in" style:auto-text-indent="false"/>
    </style:style>
    <style:style style:name="im4" style:family="paragraph" style:parent-style-name="im">
      <style:paragraph-properties fo:margin-left="0.7307in" fo:margin-right="0.7307in" fo:text-align="justify" style:justify-single-word="false" fo:text-indent="0in" style:auto-text-indent="false"/>
    </style:style>
    <style:style style:name="im5" style:family="paragraph" style:parent-style-name="im">
      <style:paragraph-properties fo:margin-left="0.8752in" fo:margin-right="0.8752in" fo:text-align="justify" style:justify-single-word="false" fo:text-indent="0in" style:auto-text-indent="false"/>
    </style:style>
    <style:style style:name="im6" style:family="paragraph" style:parent-style-name="im">
      <style:paragraph-properties fo:margin-left="1.0193in" fo:margin-right="1.0193in" fo:text-align="justify" style:justify-single-word="false" fo:text-indent="0in" style:auto-text-indent="false"/>
    </style:style>
    <style:style style:name="im7" style:family="paragraph" style:parent-style-name="im">
      <style:paragraph-properties fo:margin-left="1.1638in" fo:margin-right="1.1638in" fo:text-align="justify" style:justify-single-word="false" fo:text-indent="0in" style:auto-text-indent="false"/>
    </style:style>
    <style:style style:name="im8" style:family="paragraph" style:parent-style-name="im">
      <style:paragraph-properties fo:margin-left="1.3083in" fo:margin-right="1.3083in" fo:text-align="justify" style:justify-single-word="false" fo:text-indent="0in" style:auto-text-indent="false"/>
    </style:style>
    <style:style style:name="im9" style:family="paragraph" style:parent-style-name="im">
      <style:paragraph-properties fo:margin-left="1.4528in" fo:margin-right="1.4528in" fo:text-align="justify" style:justify-single-word="false" fo:text-indent="0in" style:auto-text-indent="false"/>
    </style:style>
    <style:style style:name="imi" style:family="paragraph" style:parent-style-name="im">
      <style:paragraph-properties fo:margin-left="0.4417in" fo:margin-right="0.4417in" fo:text-align="justify" style:justify-single-word="false" fo:text-indent="0in" style:auto-text-indent="false"/>
    </style:style>
    <style:style style:name="imq" style:family="paragraph" style:parent-style-name="im">
      <style:paragraph-properties fo:margin-left="0.4417in" fo:margin-right="0.4417in" fo:text-align="justify" style:justify-single-word="false" fo:text-indent="0in" style:auto-text-indent="false"/>
    </style:style>
    <style:style style:name="imt" style:family="paragraph" style:parent-style-name="mt">
      <style:paragraph-properties fo:line-height="0.7638in" style:register-true="false"/>
      <style:text-properties style:text-position="23% 100%" style:font-name="Ysabeau Medium:" fo:font-family="'Ysabeau Medium:'" style:font-style-name="Regular" fo:font-size="41.5999984741211pt" fo:font-style="normal" fo:font-weight="normal" style:text-scale="100%"/>
    </style:style>
    <style:style style:name="imt0" style:family="paragraph" style:parent-style-name="mt">
      <style:paragraph-properties fo:line-height="0.611in" style:register-true="false"/>
      <style:text-properties style:text-position="23% 100%" style:font-name="Ysabeau Medium:" fo:font-family="'Ysabeau Medium:'" style:font-style-name="Regular" fo:font-size="35pt" fo:font-style="normal" fo:font-weight="normal" style:text-scale="100%"/>
    </style:style>
    <style:style style:name="imt1" style:family="paragraph" style:parent-style-name="mt">
      <style:paragraph-properties fo:line-height="0.611in" style:register-true="false"/>
      <style:text-properties style:text-position="23% 100%" style:font-name="Ysabeau Medium:" fo:font-family="'Ysabeau Medium:'" style:font-style-name="Regular" fo:font-size="29.3999996185303pt" fo:font-style="normal" fo:font-weight="normal" style:text-scale="100%"/>
    </style:style>
    <style:style style:name="imt2" style:family="paragraph" style:parent-style-name="mt">
      <style:paragraph-properties fo:line-height="0.4583in" style:register-true="false"/>
      <style:text-properties style:text-position="23% 100%" style:font-name="Ysabeau Medium:" fo:font-family="'Ysabeau Medium:'" style:font-style-name="Regular" fo:font-size="24.7000007629395pt" fo:font-style="normal" fo:font-weight="normal" style:text-scale="100%"/>
    </style:style>
    <style:style style:name="imt3" style:family="paragraph" style:parent-style-name="mt">
      <style:paragraph-properties fo:line-height="0.4583in" style:register-true="false"/>
      <style:text-properties style:text-position="23% 100%" style:font-name="Ysabeau Medium:" fo:font-family="'Ysabeau Medium:'" style:font-style-name="Regular" fo:font-size="20.7999992370605pt" fo:font-style="normal" fo:font-weight="normal" style:text-scale="100%"/>
    </style:style>
    <style:style style:name="imt4" style:family="paragraph" style:parent-style-name="mt">
      <style:paragraph-properties fo:line-height="0.3055in" style:register-true="false"/>
      <style:text-properties style:text-position="23% 100%" style:font-name="Ysabeau Medium:" fo:font-family="'Ysabeau Medium:'" style:font-style-name="Regular" fo:font-size="17.5pt" fo:font-style="normal" fo:font-weight="normal" style:text-scale="100%"/>
    </style:style>
    <style:style style:name="imt5" style:family="paragraph" style:parent-style-name="mt">
      <style:paragraph-properties fo:line-height="0.3055in" style:register-true="false"/>
      <style:text-properties style:font-name="Ysabeau:3" fo:font-family="Ysabeau:" style:font-style-name="Bold" fo:font-size="14.6999998092651pt" fo:font-style="normal" fo:font-weight="bold"/>
    </style:style>
    <style:style style:name="imt6" style:family="paragraph" style:parent-style-name="mt">
      <style:paragraph-properties fo:line-height="0.1528in" style:register-true="true"/>
      <style:text-properties style:font-name="Ysabeau:3" fo:font-family="Ysabeau:" style:font-style-name="Bold" fo:font-size="10.3999996185303pt" fo:font-style="normal" fo:font-weight="bold"/>
    </style:style>
    <style:style style:name="imt7" style:family="paragraph" style:parent-style-name="mt">
      <style:paragraph-properties fo:line-height="0.1528in" style:register-true="true"/>
      <style:text-properties style:font-name="Ysabeau:3" fo:font-family="Ysabeau:" style:font-style-name="Bold" fo:font-size="10.3999996185303pt" fo:font-style="normal" fo:font-weight="bold"/>
    </style:style>
    <style:style style:name="imt8" style:family="paragraph" style:parent-style-name="mt">
      <style:paragraph-properties fo:line-height="0.1528in" style:register-true="true"/>
      <style:text-properties style:font-name="Ysabeau:3" fo:font-family="Ysabeau:" style:font-style-name="Bold" fo:font-size="9.5pt" fo:font-style="normal" fo:font-weight="bold"/>
    </style:style>
    <style:style style:name="imt9" style:family="paragraph" style:parent-style-name="mt">
      <style:paragraph-properties fo:line-height="0.1528in" style:register-true="true"/>
      <style:text-properties style:font-name="Ysabeau:3" fo:font-family="Ysabeau:" style:font-style-name="Bold" fo:font-size="9.5pt" fo:font-style="normal" fo:font-weight="bold"/>
    </style:style>
    <style:style style:name="imte" style:family="paragraph" style:parent-style-name="mt">
      <style:paragraph-properties fo:line-height="0.7638in" style:register-true="false"/>
      <style:text-properties style:text-position="23% 100%" style:font-name="Ysabeau Medium:" fo:font-family="'Ysabeau Medium:'" style:font-style-name="Regular" fo:font-size="41.5999984741211pt" fo:font-style="normal" fo:font-weight="normal" style:text-scale="100%"/>
    </style:style>
    <style:style style:name="imte0" style:family="paragraph" style:parent-style-name="mt">
      <style:paragraph-properties fo:line-height="0.611in" style:register-true="false"/>
      <style:text-properties style:text-position="23% 100%" style:font-name="Ysabeau Medium:" fo:font-family="'Ysabeau Medium:'" style:font-style-name="Regular" fo:font-size="35pt" fo:font-style="normal" fo:font-weight="normal" style:text-scale="100%"/>
    </style:style>
    <style:style style:name="imte1" style:family="paragraph" style:parent-style-name="mt">
      <style:paragraph-properties fo:line-height="0.611in" style:register-true="false"/>
      <style:text-properties style:text-position="23% 100%" style:font-name="Ysabeau Medium:" fo:font-family="'Ysabeau Medium:'" style:font-style-name="Regular" fo:font-size="29.3999996185303pt" fo:font-style="normal" fo:font-weight="normal" style:text-scale="100%"/>
    </style:style>
    <style:style style:name="imte2" style:family="paragraph" style:parent-style-name="mt">
      <style:paragraph-properties fo:line-height="0.4583in" style:register-true="false"/>
      <style:text-properties style:text-position="23% 100%" style:font-name="Ysabeau Medium:" fo:font-family="'Ysabeau Medium:'" style:font-style-name="Regular" fo:font-size="24.7000007629395pt" fo:font-style="normal" fo:font-weight="normal" style:text-scale="100%"/>
    </style:style>
    <style:style style:name="imte3" style:family="paragraph" style:parent-style-name="mt">
      <style:paragraph-properties fo:line-height="0.4583in" style:register-true="false"/>
      <style:text-properties style:text-position="23% 100%" style:font-name="Ysabeau Medium:" fo:font-family="'Ysabeau Medium:'" style:font-style-name="Regular" fo:font-size="20.7999992370605pt" fo:font-style="normal" fo:font-weight="normal" style:text-scale="100%"/>
    </style:style>
    <style:style style:name="imte4" style:family="paragraph" style:parent-style-name="mt">
      <style:paragraph-properties fo:line-height="0.3055in" style:register-true="false"/>
      <style:text-properties style:text-position="23% 100%" style:font-name="Ysabeau Medium:" fo:font-family="'Ysabeau Medium:'" style:font-style-name="Regular" fo:font-size="17.5pt" fo:font-style="normal" fo:font-weight="normal" style:text-scale="100%"/>
    </style:style>
    <style:style style:name="imte5" style:family="paragraph" style:parent-style-name="mt">
      <style:paragraph-properties fo:line-height="0.3055in" style:register-true="false"/>
      <style:text-properties style:font-name="Ysabeau:3" fo:font-family="Ysabeau:" style:font-style-name="Bold" fo:font-size="14.6999998092651pt" fo:font-style="normal" fo:font-weight="bold"/>
    </style:style>
    <style:style style:name="imte6" style:family="paragraph" style:parent-style-name="mt">
      <style:paragraph-properties fo:line-height="0.3055in" style:register-true="false"/>
      <style:text-properties style:font-name="Ysabeau:3" fo:font-family="Ysabeau:" style:font-style-name="Bold" fo:font-size="12.3999996185303pt" fo:font-style="normal" fo:font-weight="bold"/>
    </style:style>
    <style:style style:name="imte7" style:family="paragraph" style:parent-style-name="mt">
      <style:paragraph-properties fo:line-height="0.3055in" style:register-true="false"/>
      <style:text-properties style:font-name="Ysabeau:3" fo:font-family="Ysabeau:" style:font-style-name="Bold" fo:font-size="10.3999996185303pt" fo:font-style="normal" fo:font-weight="bold"/>
    </style:style>
    <style:style style:name="imte8" style:family="paragraph" style:parent-style-name="mt">
      <style:paragraph-properties fo:line-height="0.3055in" style:register-true="false"/>
      <style:text-properties style:font-name="Ysabeau:3" fo:font-family="Ysabeau:" style:font-style-name="Bold" fo:font-size="9.5pt" fo:font-style="normal" fo:font-weight="bold"/>
    </style:style>
    <style:style style:name="imte9" style:family="paragraph" style:parent-style-name="rem"/>
    <style:style style:name="io" style:family="paragraph" style:parent-style-name="im">
      <style:paragraph-properties fo:margin-left="0.361in" fo:margin-right="0.0764in" fo:text-align="justify" style:justify-single-word="false" fo:text-indent="-0.2165in" style:auto-text-indent="false"/>
    </style:style>
    <style:style style:name="io0" style:family="paragraph" style:parent-style-name="im">
      <style:paragraph-properties fo:margin-left="0.2165in" fo:margin-right="0in" fo:text-align="justify" style:justify-single-word="false" fo:text-indent="-0.2165in" style:auto-text-indent="false"/>
    </style:style>
    <style:style style:name="io1" style:family="paragraph" style:parent-style-name="im">
      <style:paragraph-properties fo:margin-left="0.361in" fo:margin-right="0.0764in" fo:text-align="justify" style:justify-single-word="false" fo:text-indent="-0.2165in" style:auto-text-indent="false"/>
    </style:style>
    <style:style style:name="io2" style:family="paragraph" style:parent-style-name="im">
      <style:paragraph-properties fo:margin-left="0.5055in" fo:margin-right="0.1528in" fo:text-align="justify" style:justify-single-word="false" fo:text-indent="-0.2165in" style:auto-text-indent="false"/>
    </style:style>
    <style:style style:name="io3" style:family="paragraph" style:parent-style-name="im">
      <style:paragraph-properties fo:margin-left="0.65in" fo:margin-right="0.2291in" fo:text-align="justify" style:justify-single-word="false" fo:text-indent="-0.2165in" style:auto-text-indent="false"/>
    </style:style>
    <style:style style:name="io4" style:family="paragraph" style:parent-style-name="im">
      <style:paragraph-properties fo:margin-left="0.7945in" fo:margin-right="0.3055in" fo:text-align="justify" style:justify-single-word="false" fo:text-indent="-0.2165in" style:auto-text-indent="false"/>
    </style:style>
    <style:style style:name="io5" style:family="paragraph" style:parent-style-name="im">
      <style:paragraph-properties fo:margin-left="0.939in" fo:margin-right="0.3819in" fo:text-align="justify" style:justify-single-word="false" fo:text-indent="-0.2165in" style:auto-text-indent="false"/>
    </style:style>
    <style:style style:name="io6" style:family="paragraph" style:parent-style-name="im">
      <style:paragraph-properties fo:margin-left="1.0835in" fo:margin-right="0.4583in" fo:text-align="justify" style:justify-single-word="false" fo:text-indent="-0.2165in" style:auto-text-indent="false"/>
    </style:style>
    <style:style style:name="io7" style:family="paragraph" style:parent-style-name="im">
      <style:paragraph-properties fo:margin-left="1.228in" fo:margin-right="0.5346in" fo:text-align="justify" style:justify-single-word="false" fo:text-indent="-0.2165in" style:auto-text-indent="false"/>
    </style:style>
    <style:style style:name="io8" style:family="paragraph" style:parent-style-name="im">
      <style:paragraph-properties fo:margin-left="1.372in" fo:margin-right="0.611in" fo:text-align="justify" style:justify-single-word="false" fo:text-indent="-0.2165in" style:auto-text-indent="false"/>
    </style:style>
    <style:style style:name="io9" style:family="paragraph" style:parent-style-name="im">
      <style:paragraph-properties fo:margin-left="1.5165in" fo:margin-right="0.6874in" fo:text-align="justify" style:justify-single-word="false" fo:text-indent="-0.2165in" style:auto-text-indent="false"/>
    </style:style>
    <style:style style:name="iot" style:family="paragraph" style:parent-style-name="im">
      <style:paragraph-properties fo:margin-left="0.361in" fo:margin-right="0.0764in" fo:text-align="justify" style:justify-single-word="false" fo:text-indent="-0.2165in" style:auto-text-indent="false"/>
      <style:text-properties style:font-name="Ysabeau:3" fo:font-family="Ysabeau:" style:font-style-name="Bold" fo:font-style="normal" fo:font-weight="bold"/>
    </style:style>
    <style:style style:name="ip" style:family="paragraph" style:parent-style-name="im">
      <style:paragraph-properties fo:margin-left="0in" fo:margin-right="0in" fo:text-align="justify" style:justify-single-word="false" fo:text-indent="0.2165in" style:auto-text-indent="false"/>
    </style:style>
    <style:style style:name="ip0" style:family="paragraph" style:parent-style-name="im">
      <style:paragraph-properties fo:margin-left="0in" fo:margin-right="0in" fo:text-align="justify" style:justify-single-word="false" fo:text-indent="0.2165in" style:auto-text-indent="false"/>
    </style:style>
    <style:style style:name="ip1" style:family="paragraph" style:parent-style-name="im">
      <style:paragraph-properties fo:margin-left="0.1445in" fo:margin-right="0.0764in" fo:text-align="justify" style:justify-single-word="false" fo:text-indent="0.2165in" style:auto-text-indent="false"/>
    </style:style>
    <style:style style:name="ip2" style:family="paragraph" style:parent-style-name="im">
      <style:paragraph-properties fo:margin-left="0.289in" fo:margin-right="0.1528in" fo:text-align="justify" style:justify-single-word="false" fo:text-indent="0.2165in" style:auto-text-indent="false"/>
    </style:style>
    <style:style style:name="ip3" style:family="paragraph" style:parent-style-name="im">
      <style:paragraph-properties fo:margin-left="0.4335in" fo:margin-right="0.2291in" fo:text-align="justify" style:justify-single-word="false" fo:text-indent="0.2165in" style:auto-text-indent="false"/>
    </style:style>
    <style:style style:name="ip4" style:family="paragraph" style:parent-style-name="im">
      <style:paragraph-properties fo:margin-left="0.578in" fo:margin-right="0.3055in" fo:text-align="justify" style:justify-single-word="false" fo:text-indent="0.2165in" style:auto-text-indent="false"/>
    </style:style>
    <style:style style:name="ip5" style:family="paragraph" style:parent-style-name="im">
      <style:paragraph-properties fo:margin-left="0.722in" fo:margin-right="0.3819in" fo:text-align="justify" style:justify-single-word="false" fo:text-indent="0.2165in" style:auto-text-indent="false"/>
    </style:style>
    <style:style style:name="ip6" style:family="paragraph" style:parent-style-name="im">
      <style:paragraph-properties fo:margin-left="0.8665in" fo:margin-right="0.4583in" fo:text-align="justify" style:justify-single-word="false" fo:text-indent="0.2165in" style:auto-text-indent="false"/>
    </style:style>
    <style:style style:name="ip7" style:family="paragraph" style:parent-style-name="im">
      <style:paragraph-properties fo:margin-left="1.011in" fo:margin-right="0.5346in" fo:text-align="justify" style:justify-single-word="false" fo:text-indent="0.2165in" style:auto-text-indent="false"/>
    </style:style>
    <style:style style:name="ip8" style:family="paragraph" style:parent-style-name="im">
      <style:paragraph-properties fo:margin-left="1.1555in" fo:margin-right="0.611in" fo:text-align="justify" style:justify-single-word="false" fo:text-indent="0.2165in" style:auto-text-indent="false"/>
    </style:style>
    <style:style style:name="ip9" style:family="paragraph" style:parent-style-name="im">
      <style:paragraph-properties fo:margin-left="1.3in" fo:margin-right="0.6874in" fo:text-align="justify" style:justify-single-word="false" fo:text-indent="0.2165in" style:auto-text-indent="false"/>
    </style:style>
    <style:style style:name="ipi" style:family="paragraph" style:parent-style-name="im">
      <style:paragraph-properties fo:margin-left="0.289in" fo:margin-right="0.1528in" fo:text-align="justify" style:justify-single-word="false" fo:text-indent="0.2165in" style:auto-text-indent="false"/>
    </style:style>
    <style:style style:name="ipq" style:family="paragraph" style:parent-style-name="im">
      <style:paragraph-properties fo:margin-left="0.289in" fo:margin-right="0.1528in" fo:text-align="justify" style:justify-single-word="false" fo:text-indent="0.2165in" style:auto-text-indent="false"/>
    </style:style>
    <style:style style:name="ipr" style:family="paragraph" style:parent-style-name="im">
      <style:paragraph-properties fo:margin-left="0in" fo:margin-right="0in" fo:text-align="end" style:justify-single-word="false" fo:text-indent="0in" style:auto-text-indent="false"/>
    </style:style>
    <style:style style:name="iq0" style:family="paragraph" style:parent-style-name="iq">
      <style:paragraph-properties fo:margin-left="0.2165in" fo:margin-right="0in" fo:text-align="start" style:justify-single-word="false" fo:text-indent="-0.2165in" style:auto-text-indent="false"/>
    </style:style>
    <style:style style:name="iq1" style:family="paragraph" style:parent-style-name="iq">
      <style:paragraph-properties fo:margin-left="0.361in" fo:margin-right="0.1528in" fo:text-align="start" style:justify-single-word="false" fo:text-indent="-0.2165in" style:auto-text-indent="false"/>
    </style:style>
    <style:style style:name="iq2" style:family="paragraph" style:parent-style-name="iq">
      <style:paragraph-properties fo:margin-left="0.5055in" fo:margin-right="0.3055in" fo:text-align="start" style:justify-single-word="false" fo:text-indent="-0.2165in" style:auto-text-indent="false"/>
    </style:style>
    <style:style style:name="iq3" style:family="paragraph" style:parent-style-name="iq">
      <style:paragraph-properties fo:margin-left="0.65in" fo:margin-right="0.4583in" fo:text-align="start" style:justify-single-word="false" fo:text-indent="-0.2165in" style:auto-text-indent="false"/>
    </style:style>
    <style:style style:name="iq4" style:family="paragraph" style:parent-style-name="iq">
      <style:paragraph-properties fo:margin-left="0.7945in" fo:margin-right="0.611in" fo:text-align="start" style:justify-single-word="false" fo:text-indent="-0.2165in" style:auto-text-indent="false"/>
    </style:style>
    <style:style style:name="iq5" style:family="paragraph" style:parent-style-name="iq">
      <style:paragraph-properties fo:margin-left="0.939in" fo:margin-right="0.7638in" fo:text-align="start" style:justify-single-word="false" fo:text-indent="-0.2165in" style:auto-text-indent="false"/>
    </style:style>
    <style:style style:name="iq6" style:family="paragraph" style:parent-style-name="iq">
      <style:paragraph-properties fo:margin-left="1.0835in" fo:margin-right="0.9165in" fo:text-align="start" style:justify-single-word="false" fo:text-indent="-0.2165in" style:auto-text-indent="false"/>
    </style:style>
    <style:style style:name="iq7" style:family="paragraph" style:parent-style-name="iq">
      <style:paragraph-properties fo:margin-left="1.228in" fo:margin-right="1.0693in" fo:text-align="start" style:justify-single-word="false" fo:text-indent="-0.2165in" style:auto-text-indent="false"/>
    </style:style>
    <style:style style:name="iq8" style:family="paragraph" style:parent-style-name="iq">
      <style:paragraph-properties fo:margin-left="1.372in" fo:margin-right="1.222in" fo:text-align="start" style:justify-single-word="false" fo:text-indent="-0.2165in" style:auto-text-indent="false"/>
    </style:style>
    <style:style style:name="iq9" style:family="paragraph" style:parent-style-name="iq">
      <style:paragraph-properties fo:margin-left="1.5165in" fo:margin-right="1.3752in" fo:text-align="start" style:justify-single-word="false" fo:text-indent="-0.2165in" style:auto-text-indent="false"/>
    </style:style>
    <style:style style:name="is" style:family="paragraph" style:parent-style-name="i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23% 100%" style:font-name="Ysabeau Black:" fo:font-family="'Ysabeau Black:'" style:font-style-name="Bold" fo:font-size="17.5pt" fo:font-style="normal" fo:font-weight="900" style:text-scale="100%" fo:hyphenate="false" fo:hyphenation-remain-char-count="2" fo:hyphenation-push-char-count="2" loext:hyphenation-no-caps="false"/>
    </style:style>
    <style:style style:name="is0" style:family="paragraph" style:parent-style-name="i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23% 100%" style:font-name="Ysabeau Black:" fo:font-family="'Ysabeau Black:'" style:font-style-name="Bold" fo:font-size="17.5pt" fo:font-style="italic" fo:font-weight="900" style:text-scale="100%" fo:hyphenate="false" fo:hyphenation-remain-char-count="2" fo:hyphenation-push-char-count="2" loext:hyphenation-no-caps="false"/>
    </style:style>
    <style:style style:name="is1" style:family="paragraph" style:parent-style-name="i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23% 100%" style:font-name="Ysabeau:3" fo:font-family="Ysabeau:" style:font-style-name="Bold" fo:font-size="14.6999998092651pt" fo:font-style="normal" fo:font-weight="bold" style:text-scale="100%" fo:hyphenate="false" fo:hyphenation-remain-char-count="2" fo:hyphenation-push-char-count="2" loext:hyphenation-no-caps="false"/>
    </style:style>
    <style:style style:name="is2" style:family="paragraph" style:parent-style-name="i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23% 100%" style:font-name="Ysabeau:1" fo:font-family="Ysabeau:" style:font-style-name="Bold Italic" fo:font-size="14.6999998092651pt" fo:font-style="italic" fo:font-weight="bold" style:text-scale="100%" fo:hyphenate="false" fo:hyphenation-remain-char-count="2" fo:hyphenation-push-char-count="2" loext:hyphenation-no-caps="false"/>
    </style:style>
    <style:style style:name="is3" style:family="paragraph" style:parent-style-name="i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23% 100%" style:font-name="Ysabeau Black:" fo:font-family="'Ysabeau Black:'" style:font-style-name="Bold" fo:font-size="12.3999996185303pt" fo:font-style="normal" fo:font-weight="900" style:text-scale="100%" fo:hyphenate="false" fo:hyphenation-remain-char-count="2" fo:hyphenation-push-char-count="2" loext:hyphenation-no-caps="false"/>
    </style:style>
    <style:style style:name="is4" style:family="paragraph" style:parent-style-name="i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23% 100%" style:font-name="Ysabeau Black:" fo:font-family="'Ysabeau Black:'" style:font-style-name="Bold" fo:font-size="12.3999996185303pt" fo:font-style="italic" fo:font-weight="900" style:text-scale="100%" fo:hyphenate="false" fo:hyphenation-remain-char-count="2" fo:hyphenation-push-char-count="2" loext:hyphenation-no-caps="false"/>
    </style:style>
    <style:style style:name="is5" style:family="paragraph" style:parent-style-name="i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font-name="Ysabeau Black:" fo:font-family="'Ysabeau Black:'" style:font-style-name="Bold" fo:font-size="10.3999996185303pt" fo:font-style="normal" fo:font-weight="900" fo:hyphenate="false" fo:hyphenation-remain-char-count="2" fo:hyphenation-push-char-count="2" loext:hyphenation-no-caps="false"/>
    </style:style>
    <style:style style:name="is6" style:family="paragraph" style:parent-style-name="i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font-name="Ysabeau Black:" fo:font-family="'Ysabeau Black:'" style:font-style-name="Bold" fo:font-size="10.3999996185303pt" fo:font-style="italic" fo:font-weight="900" fo:hyphenate="false" fo:hyphenation-remain-char-count="2" fo:hyphenation-push-char-count="2" loext:hyphenation-no-caps="false"/>
    </style:style>
    <style:style style:name="is7" style:family="paragraph" style:parent-style-name="i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font-name="Ysabeau Black:" fo:font-family="'Ysabeau Black:'" style:font-style-name="Bold" fo:font-size="9.5pt" fo:font-style="normal" fo:font-weight="900" fo:hyphenate="false" fo:hyphenation-remain-char-count="2" fo:hyphenation-push-char-count="2" loext:hyphenation-no-caps="false"/>
    </style:style>
    <style:style style:name="is8" style:family="paragraph" style:parent-style-name="i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font-name="Ysabeau Black:" fo:font-family="'Ysabeau Black:'" style:font-style-name="Bold" fo:font-size="9.5pt" fo:font-style="italic" fo:font-weight="900" fo:hyphenate="false" fo:hyphenation-remain-char-count="2" fo:hyphenation-push-char-count="2" loext:hyphenation-no-caps="false"/>
    </style:style>
    <style:style style:name="is9" style:family="paragraph" style:parent-style-name="im">
      <style:paragraph-properties fo:margin-left="11%" fo:margin-right="11%" fo:line-height="0.3055in" fo:text-align="center" style:justify-single-word="false" fo:hyphenation-ladder-count="no-limit" style:register-true="false" fo:text-indent="0in" style:auto-text-indent="false"/>
      <style:text-properties fo:font-variant="small-caps" style:font-name="Ysabeau Black:" fo:font-family="'Ysabeau Black:'" style:font-style-name="Bold" fo:font-size="9.5pt" fo:font-style="italic" fo:font-weight="900" fo:hyphenate="false" fo:hyphenation-remain-char-count="2" fo:hyphenation-push-char-count="2" loext:hyphenation-no-caps="false"/>
    </style:style>
    <style:style style:name="k0" style:family="paragraph" style:parent-style-name="im">
      <style:paragraph-properties fo:margin-left="0.2165in" fo:margin-right="0in" fo:text-align="justify" style:justify-single-word="false" fo:text-indent="-0.2165in" style:auto-text-indent="false"/>
    </style:style>
    <style:style style:name="k1" style:family="paragraph" style:parent-style-name="im">
      <style:paragraph-properties fo:margin-left="0.361in" fo:margin-right="0.0764in" fo:text-align="justify" style:justify-single-word="false" fo:text-indent="-0.2165in" style:auto-text-indent="false"/>
    </style:style>
    <style:style style:name="k2" style:family="paragraph" style:parent-style-name="im">
      <style:paragraph-properties fo:margin-left="0.5055in" fo:margin-right="0.1528in" fo:text-align="justify" style:justify-single-word="false" fo:text-indent="-0.2165in" style:auto-text-indent="false"/>
    </style:style>
    <style:style style:name="k3" style:family="paragraph" style:parent-style-name="im">
      <style:paragraph-properties fo:margin-left="0.65in" fo:margin-right="0.2291in" fo:text-align="justify" style:justify-single-word="false" fo:text-indent="-0.2165in" style:auto-text-indent="false"/>
    </style:style>
    <style:style style:name="k4" style:family="paragraph" style:parent-style-name="im">
      <style:paragraph-properties fo:margin-left="0.7945in" fo:margin-right="0.3055in" fo:text-align="justify" style:justify-single-word="false" fo:text-indent="-0.2165in" style:auto-text-indent="false"/>
    </style:style>
    <style:style style:name="k5" style:family="paragraph" style:parent-style-name="im">
      <style:paragraph-properties fo:margin-left="0.939in" fo:margin-right="0.3819in" fo:text-align="justify" style:justify-single-word="false" fo:text-indent="-0.2165in" style:auto-text-indent="false"/>
    </style:style>
    <style:style style:name="k6" style:family="paragraph" style:parent-style-name="im">
      <style:paragraph-properties fo:margin-left="1.0835in" fo:margin-right="0.4583in" fo:text-align="justify" style:justify-single-word="false" fo:text-indent="-0.2165in" style:auto-text-indent="false"/>
    </style:style>
    <style:style style:name="k7" style:family="paragraph" style:parent-style-name="im">
      <style:paragraph-properties fo:margin-left="1.228in" fo:margin-right="0.5346in" fo:text-align="justify" style:justify-single-word="false" fo:text-indent="-0.2165in" style:auto-text-indent="false"/>
    </style:style>
    <style:style style:name="k8" style:family="paragraph" style:parent-style-name="im">
      <style:paragraph-properties fo:margin-left="1.372in" fo:margin-right="0.611in" fo:text-align="justify" style:justify-single-word="false" fo:text-indent="-0.2165in" style:auto-text-indent="false"/>
    </style:style>
    <style:style style:name="k9" style:family="paragraph" style:parent-style-name="im">
      <style:paragraph-properties fo:margin-left="1.5165in" fo:margin-right="0.6874in" fo:text-align="justify" style:justify-single-word="false" fo:text-indent="-0.2165in" style:auto-text-indent="false"/>
    </style:style>
    <style:style style:name="lf" style:family="paragraph" style:parent-style-name="m">
      <style:paragraph-properties fo:margin-left="0in" fo:margin-right="0in" fo:text-align="justify" style:justify-single-word="false" fo:text-indent="0.2165in" style:auto-text-indent="false"/>
    </style:style>
    <style:style style:name="lh" style:family="paragraph" style:parent-style-name="m"/>
    <style:style style:name="li" style:family="paragraph" style:parent-style-name="m">
      <style:paragraph-properties fo:margin-left="11%" fo:margin-right="11%" fo:line-height="0.1528in" fo:text-align="center" style:justify-single-word="false" fo:hyphenation-ladder-count="no-limit" style:register-true="true" fo:text-indent="0in" style:auto-text-indent="false"/>
      <style:text-properties style:text-position="1% 96%" style:font-name="EB Garamond:3" fo:font-family="'EB Garamond:'" style:font-style-name="Bold" fo:font-size="10.3999996185303pt" fo:font-style="normal" fo:font-weight="bold" style:text-scale="97%" fo:hyphenate="false" fo:hyphenation-remain-char-count="2" fo:hyphenation-push-char-count="2" loext:hyphenation-no-caps="false"/>
    </style:style>
    <style:style style:name="li0" style:family="paragraph" style:parent-style-name="m">
      <style:paragraph-properties fo:margin-left="0.2165in" fo:margin-right="0in" fo:text-align="justify" style:justify-single-word="false" fo:text-indent="-0.2165in" style:auto-text-indent="false"/>
    </style:style>
    <style:style style:name="li1" style:family="paragraph" style:parent-style-name="m">
      <style:paragraph-properties fo:margin-left="0.361in" fo:margin-right="0.0764in" fo:text-align="justify" style:justify-single-word="false" fo:text-indent="-0.2165in" style:auto-text-indent="false"/>
    </style:style>
    <style:style style:name="li2" style:family="paragraph" style:parent-style-name="m">
      <style:paragraph-properties fo:margin-left="0.5055in" fo:margin-right="0.1528in" fo:text-align="justify" style:justify-single-word="false" fo:text-indent="-0.2165in" style:auto-text-indent="false"/>
    </style:style>
    <style:style style:name="li3" style:family="paragraph" style:parent-style-name="m">
      <style:paragraph-properties fo:margin-left="0.65in" fo:margin-right="0.2291in" fo:text-align="justify" style:justify-single-word="false" fo:text-indent="-0.2165in" style:auto-text-indent="false"/>
    </style:style>
    <style:style style:name="li4" style:family="paragraph" style:parent-style-name="m">
      <style:paragraph-properties fo:margin-left="0.7945in" fo:margin-right="0.3055in" fo:text-align="justify" style:justify-single-word="false" fo:text-indent="-0.2165in" style:auto-text-indent="false"/>
    </style:style>
    <style:style style:name="li5" style:family="paragraph" style:parent-style-name="m">
      <style:paragraph-properties fo:margin-left="0.939in" fo:margin-right="0.3819in" fo:text-align="justify" style:justify-single-word="false" fo:text-indent="-0.2165in" style:auto-text-indent="false"/>
    </style:style>
    <style:style style:name="li6" style:family="paragraph" style:parent-style-name="m">
      <style:paragraph-properties fo:margin-left="1.0835in" fo:margin-right="0.4583in" fo:text-align="justify" style:justify-single-word="false" fo:text-indent="-0.2165in" style:auto-text-indent="false"/>
    </style:style>
    <style:style style:name="li7" style:family="paragraph" style:parent-style-name="m">
      <style:paragraph-properties fo:margin-left="1.228in" fo:margin-right="0.5346in" fo:text-align="justify" style:justify-single-word="false" fo:text-indent="-0.2165in" style:auto-text-indent="false"/>
    </style:style>
    <style:style style:name="li8" style:family="paragraph" style:parent-style-name="m">
      <style:paragraph-properties fo:margin-left="1.372in" fo:margin-right="0.611in" fo:text-align="justify" style:justify-single-word="false" fo:text-indent="-0.2165in" style:auto-text-indent="false"/>
    </style:style>
    <style:style style:name="li9" style:family="paragraph" style:parent-style-name="m">
      <style:paragraph-properties fo:margin-left="1.5165in" fo:margin-right="0.6874in" fo:text-align="justify" style:justify-single-word="false" fo:text-indent="-0.2165in" style:auto-text-indent="false"/>
    </style:style>
    <style:style style:name="lim" style:family="paragraph" style:parent-style-name="m">
      <style:paragraph-properties fo:margin-left="11%" fo:margin-right="11%" fo:line-height="0.1528in" fo:text-align="center" style:justify-single-word="false" fo:hyphenation-ladder-count="no-limit" style:register-true="true" fo:text-indent="0in" style:auto-text-indent="false"/>
      <style:text-properties style:text-position="1% 96%" style:font-name="EB Garamond:3" fo:font-family="'EB Garamond:'" style:font-style-name="Bold" fo:font-size="10.3999996185303pt" fo:font-style="normal" fo:font-weight="bold" style:text-scale="97%" fo:hyphenate="false" fo:hyphenation-remain-char-count="2" fo:hyphenation-push-char-count="2" loext:hyphenation-no-caps="false"/>
    </style:style>
    <style:style style:name="lim0" style:family="paragraph" style:parent-style-name="m">
      <style:paragraph-properties fo:margin-left="0.2165in" fo:margin-right="0in" fo:text-align="justify" style:justify-single-word="false" fo:text-indent="-0.2165in" style:auto-text-indent="false"/>
    </style:style>
    <style:style style:name="lim1" style:family="paragraph" style:parent-style-name="m">
      <style:paragraph-properties fo:margin-left="0.361in" fo:margin-right="0.0764in" fo:text-align="justify" style:justify-single-word="false" fo:text-indent="-0.2165in" style:auto-text-indent="false"/>
    </style:style>
    <style:style style:name="lim2" style:family="paragraph" style:parent-style-name="m">
      <style:paragraph-properties fo:margin-left="0.5055in" fo:margin-right="0.1528in" fo:text-align="justify" style:justify-single-word="false" fo:text-indent="-0.2165in" style:auto-text-indent="false"/>
    </style:style>
    <style:style style:name="lim3" style:family="paragraph" style:parent-style-name="m">
      <style:paragraph-properties fo:margin-left="0.65in" fo:margin-right="0.2291in" fo:text-align="justify" style:justify-single-word="false" fo:text-indent="-0.2165in" style:auto-text-indent="false"/>
    </style:style>
    <style:style style:name="lim4" style:family="paragraph" style:parent-style-name="m">
      <style:paragraph-properties fo:margin-left="0.7945in" fo:margin-right="0.3055in" fo:text-align="justify" style:justify-single-word="false" fo:text-indent="-0.2165in" style:auto-text-indent="false"/>
    </style:style>
    <style:style style:name="lim5" style:family="paragraph" style:parent-style-name="m">
      <style:paragraph-properties fo:margin-left="0.939in" fo:margin-right="0.3819in" fo:text-align="justify" style:justify-single-word="false" fo:text-indent="-0.2165in" style:auto-text-indent="false"/>
    </style:style>
    <style:style style:name="lim6" style:family="paragraph" style:parent-style-name="m">
      <style:paragraph-properties fo:margin-left="1.0835in" fo:margin-right="0.4583in" fo:text-align="justify" style:justify-single-word="false" fo:text-indent="-0.2165in" style:auto-text-indent="false"/>
    </style:style>
    <style:style style:name="lim7" style:family="paragraph" style:parent-style-name="m">
      <style:paragraph-properties fo:margin-left="1.228in" fo:margin-right="0.5346in" fo:text-align="justify" style:justify-single-word="false" fo:text-indent="-0.2165in" style:auto-text-indent="false"/>
    </style:style>
    <style:style style:name="lim8" style:family="paragraph" style:parent-style-name="m">
      <style:paragraph-properties fo:margin-left="1.372in" fo:margin-right="0.611in" fo:text-align="justify" style:justify-single-word="false" fo:text-indent="-0.2165in" style:auto-text-indent="false"/>
    </style:style>
    <style:style style:name="lim9" style:family="paragraph" style:parent-style-name="m">
      <style:paragraph-properties fo:margin-left="1.5165in" fo:margin-right="0.6874in" fo:text-align="justify" style:justify-single-word="false" fo:text-indent="-0.2165in" style:auto-text-indent="false"/>
    </style:style>
    <style:style style:name="lit" style:family="paragraph" style:parent-style-name="m">
      <style:paragraph-properties fo:margin-left="0in" fo:margin-right="0in" fo:text-align="end" style:justify-single-word="false" fo:text-indent="0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mi" style:family="paragraph" style:parent-style-name="m">
      <style:paragraph-properties fo:margin-left="0.4417in" fo:margin-right="0.4417in" fo:text-align="justify" style:justify-single-word="false" fo:text-indent="0in" style:auto-text-indent="false"/>
    </style:style>
    <style:style style:name="mr" style:family="paragraph" style:parent-style-name="mt">
      <style:paragraph-properties fo:line-height="0.1528in" style:register-true="true"/>
      <style:text-properties style:font-name="Ysabeau:1" fo:font-family="Ysabeau:" style:font-style-name="Bold Italic" fo:font-size="10.3999996185303pt" fo:font-style="italic" fo:font-weight="bold"/>
    </style:style>
    <style:style style:name="ms" style:family="paragraph" style:parent-style-name="mt">
      <style:paragraph-properties fo:line-height="0.3055in" style:register-true="false"/>
      <style:text-properties style:text-position="23% 100%" style:font-name="Ysabeau Medium:" fo:font-family="'Ysabeau Medium:'" style:font-style-name="Regular" fo:font-size="17.5pt" fo:font-style="normal" fo:font-weight="normal" style:text-scale="100%"/>
    </style:style>
    <style:style style:name="ms0" style:family="paragraph" style:parent-style-name="mt">
      <style:paragraph-properties fo:line-height="0.3055in" style:register-true="false"/>
      <style:text-properties style:text-position="23% 100%" style:font-name="Ysabeau Medium:1" fo:font-family="'Ysabeau Medium:'" style:font-style-name="Italic" fo:font-size="17.5pt" fo:font-style="italic" fo:font-weight="normal" style:text-scale="100%"/>
    </style:style>
    <style:style style:name="ms1" style:family="paragraph" style:parent-style-name="mt">
      <style:paragraph-properties fo:line-height="0.3055in" style:register-true="false"/>
      <style:text-properties style:text-position="23% 100%" style:font-name="Ysabeau Medium:" fo:font-family="'Ysabeau Medium:'" style:font-style-name="Regular" fo:font-size="14.6999998092651pt" fo:font-style="normal" fo:font-weight="normal" style:text-scale="100%"/>
    </style:style>
    <style:style style:name="ms2" style:family="paragraph" style:parent-style-name="mt">
      <style:paragraph-properties fo:line-height="0.3055in" style:register-true="false"/>
      <style:text-properties style:text-position="23% 100%" style:font-name="Ysabeau Medium:1" fo:font-family="'Ysabeau Medium:'" style:font-style-name="Italic" fo:font-size="14.6999998092651pt" fo:font-style="italic" fo:font-weight="normal" style:text-scale="100%"/>
    </style:style>
    <style:style style:name="ms3" style:family="paragraph" style:parent-style-name="mt">
      <style:paragraph-properties fo:line-height="0.3055in" style:register-true="false"/>
      <style:text-properties style:text-position="23% 100%" style:font-name="Ysabeau:3" fo:font-family="Ysabeau:" style:font-style-name="Bold" fo:font-size="12.3999996185303pt" fo:font-style="normal" fo:font-weight="bold" style:text-scale="100%"/>
    </style:style>
    <style:style style:name="ms4" style:family="paragraph" style:parent-style-name="mt">
      <style:paragraph-properties fo:line-height="0.3055in" style:register-true="false"/>
      <style:text-properties style:text-position="23% 100%" style:font-name="Ysabeau:1" fo:font-family="Ysabeau:" style:font-style-name="Bold Italic" fo:font-size="12.3999996185303pt" fo:font-style="italic" fo:font-weight="bold" style:text-scale="100%"/>
    </style:style>
    <style:style style:name="ms5" style:family="paragraph" style:parent-style-name="mt">
      <style:paragraph-properties fo:line-height="0.3055in" style:register-true="false"/>
      <style:text-properties style:font-name="Ysabeau:3" fo:font-family="Ysabeau:" style:font-style-name="Bold" fo:font-size="10.3999996185303pt" fo:font-style="normal" fo:font-weight="bold"/>
    </style:style>
    <style:style style:name="ms6" style:family="paragraph" style:parent-style-name="mt">
      <style:paragraph-properties fo:line-height="0.3055in" style:register-true="false"/>
      <style:text-properties style:font-name="Ysabeau:1" fo:font-family="Ysabeau:" style:font-style-name="Bold Italic" fo:font-size="10.3999996185303pt" fo:font-style="italic" fo:font-weight="bold"/>
    </style:style>
    <style:style style:name="ms7" style:family="paragraph" style:parent-style-name="mt">
      <style:paragraph-properties fo:line-height="0.3055in" style:register-true="false"/>
      <style:text-properties style:font-name="Ysabeau:3" fo:font-family="Ysabeau:" style:font-style-name="Bold" fo:font-size="9.5pt" fo:font-style="normal" fo:font-weight="bold"/>
    </style:style>
    <style:style style:name="ms8" style:family="paragraph" style:parent-style-name="mt">
      <style:paragraph-properties fo:line-height="0.3055in" style:register-true="false"/>
      <style:text-properties style:font-name="Ysabeau:1" fo:font-family="Ysabeau:" style:font-style-name="Bold Italic" fo:font-size="9.5pt" fo:font-style="italic" fo:font-weight="bold"/>
    </style:style>
    <style:style style:name="ms9" style:family="paragraph" style:parent-style-name="mt">
      <style:paragraph-properties fo:line-height="0.3055in" style:register-true="false"/>
      <style:text-properties fo:text-transform="uppercase" style:font-name="Ysabeau:c2sc=1&amp;smcp=1&amp;lnum=1&amp;pnum=1&amp;" fo:font-family="Ysabeau:c2sc=1&amp;smcp=1&amp;lnum=1&amp;pnum=1&amp;" style:font-style-name="Bold" fo:font-size="9.5pt" fo:font-style="normal" fo:font-weight="bold"/>
    </style:style>
    <style:style style:name="mt0" style:family="paragraph" style:parent-style-name="mt">
      <style:paragraph-properties fo:line-height="0.611in" style:register-true="false"/>
      <style:text-properties style:text-position="23% 100%" style:font-name="Ysabeau Medium:" fo:font-family="'Ysabeau Medium:'" style:font-style-name="Regular" fo:font-size="35pt" fo:font-style="normal" fo:font-weight="normal" style:text-scale="100%"/>
    </style:style>
    <style:style style:name="mt1" style:family="paragraph" style:parent-style-name="mt">
      <style:paragraph-properties fo:line-height="0.611in" style:register-true="false"/>
      <style:text-properties style:text-position="23% 100%" style:font-name="Ysabeau Medium:" fo:font-family="'Ysabeau Medium:'" style:font-style-name="Regular" fo:font-size="29.3999996185303pt" fo:font-style="normal" fo:font-weight="normal" style:text-scale="100%"/>
    </style:style>
    <style:style style:name="mt2" style:family="paragraph" style:parent-style-name="mt">
      <style:paragraph-properties fo:line-height="0.4583in" style:register-true="false"/>
      <style:text-properties style:text-position="23% 100%" style:font-name="Ysabeau Medium:" fo:font-family="'Ysabeau Medium:'" style:font-style-name="Regular" fo:font-size="24.7000007629395pt" fo:font-style="normal" fo:font-weight="normal" style:text-scale="100%"/>
    </style:style>
    <style:style style:name="mt3" style:family="paragraph" style:parent-style-name="mt">
      <style:paragraph-properties fo:line-height="0.4583in" style:register-true="false"/>
      <style:text-properties style:text-position="23% 100%" style:font-name="Ysabeau Medium:" fo:font-family="'Ysabeau Medium:'" style:font-style-name="Regular" fo:font-size="20.7999992370605pt" fo:font-style="normal" fo:font-weight="normal" style:text-scale="100%"/>
    </style:style>
    <style:style style:name="mt4" style:family="paragraph" style:parent-style-name="mt">
      <style:paragraph-properties fo:line-height="0.3055in" style:register-true="false"/>
      <style:text-properties style:text-position="23% 100%" style:font-name="Ysabeau:3" fo:font-family="Ysabeau:" style:font-style-name="Bold" fo:font-size="17.5pt" fo:font-style="normal" fo:font-weight="bold" style:text-scale="100%"/>
    </style:style>
    <style:style style:name="mt5" style:family="paragraph" style:parent-style-name="mt">
      <style:paragraph-properties fo:line-height="0.3055in" style:register-true="false"/>
      <style:text-properties style:font-name="Ysabeau:3" fo:font-family="Ysabeau:" style:font-style-name="Bold" fo:font-size="14.6999998092651pt" fo:font-style="normal" fo:font-weight="bold"/>
    </style:style>
    <style:style style:name="mt6" style:family="paragraph" style:parent-style-name="mt">
      <style:paragraph-properties fo:line-height="0.3055in" style:register-true="false"/>
      <style:text-properties style:font-name="Ysabeau:3" fo:font-family="Ysabeau:" style:font-style-name="Bold" fo:font-size="12.3999996185303pt" fo:font-style="normal" fo:font-weight="bold"/>
    </style:style>
    <style:style style:name="mt7" style:family="paragraph" style:parent-style-name="mt">
      <style:paragraph-properties fo:line-height="0.1528in" style:register-true="true"/>
      <style:text-properties style:font-name="Ysabeau:3" fo:font-family="Ysabeau:" style:font-style-name="Bold" fo:font-size="10.3999996185303pt" fo:font-style="normal" fo:font-weight="bold"/>
    </style:style>
    <style:style style:name="mt8" style:family="paragraph" style:parent-style-name="mt">
      <style:paragraph-properties fo:line-height="0.1528in" style:register-true="true"/>
      <style:text-properties style:font-name="Ysabeau:3" fo:font-family="Ysabeau:" style:font-style-name="Bold" fo:font-size="9.5pt" fo:font-style="normal" fo:font-weight="bold"/>
    </style:style>
    <style:style style:name="mt9" style:family="paragraph" style:parent-style-name="mt">
      <style:paragraph-properties fo:line-height="0.1528in" style:register-true="true"/>
      <style:text-properties style:font-name="Ysabeau:1" fo:font-family="Ysabeau:" style:font-style-name="Bold Italic" fo:font-size="9.5pt" fo:font-style="italic" fo:font-weight="bold"/>
    </style:style>
    <style:style style:name="mte" style:family="paragraph" style:parent-style-name="mt">
      <style:paragraph-properties fo:line-height="0.7638in" style:register-true="false"/>
      <style:text-properties style:text-position="23% 100%" style:font-name="Ysabeau Medium:" fo:font-family="'Ysabeau Medium:'" style:font-style-name="Regular" fo:font-size="41.5999984741211pt" fo:font-style="normal" fo:font-weight="normal" style:text-scale="100%"/>
    </style:style>
    <style:style style:name="mte0" style:family="paragraph" style:parent-style-name="mt">
      <style:paragraph-properties fo:line-height="0.611in" style:register-true="false"/>
      <style:text-properties style:text-position="23% 100%" style:font-name="Ysabeau Medium:" fo:font-family="'Ysabeau Medium:'" style:font-style-name="Regular" fo:font-size="35pt" fo:font-style="normal" fo:font-weight="normal" style:text-scale="100%"/>
    </style:style>
    <style:style style:name="mte1" style:family="paragraph" style:parent-style-name="mt">
      <style:paragraph-properties fo:line-height="0.611in" style:register-true="false"/>
      <style:text-properties style:text-position="23% 100%" style:font-name="Ysabeau Medium:" fo:font-family="'Ysabeau Medium:'" style:font-style-name="Regular" fo:font-size="29.3999996185303pt" fo:font-style="normal" fo:font-weight="normal" style:text-scale="100%"/>
    </style:style>
    <style:style style:name="mte2" style:family="paragraph" style:parent-style-name="mt">
      <style:paragraph-properties fo:line-height="0.4583in" style:register-true="false"/>
      <style:text-properties style:text-position="23% 100%" style:font-name="Ysabeau Medium:" fo:font-family="'Ysabeau Medium:'" style:font-style-name="Regular" fo:font-size="24.7000007629395pt" fo:font-style="normal" fo:font-weight="normal" style:text-scale="100%"/>
    </style:style>
    <style:style style:name="mte3" style:family="paragraph" style:parent-style-name="mt">
      <style:paragraph-properties fo:line-height="0.4583in" style:register-true="false"/>
      <style:text-properties style:text-position="23% 100%" style:font-name="Ysabeau Medium:" fo:font-family="'Ysabeau Medium:'" style:font-style-name="Regular" fo:font-size="20.7999992370605pt" fo:font-style="normal" fo:font-weight="normal" style:text-scale="100%"/>
    </style:style>
    <style:style style:name="mte4" style:family="paragraph" style:parent-style-name="mt">
      <style:paragraph-properties fo:line-height="0.3055in" style:register-true="false"/>
      <style:text-properties style:text-position="23% 100%" style:font-name="Ysabeau:3" fo:font-family="Ysabeau:" style:font-style-name="Bold" fo:font-size="17.5pt" fo:font-style="normal" fo:font-weight="bold" style:text-scale="100%"/>
    </style:style>
    <style:style style:name="mte5" style:family="paragraph" style:parent-style-name="mt">
      <style:paragraph-properties fo:line-height="0.3055in" style:register-true="false"/>
      <style:text-properties style:font-name="Ysabeau:3" fo:font-family="Ysabeau:" style:font-style-name="Bold" fo:font-size="14.6999998092651pt" fo:font-style="normal" fo:font-weight="bold"/>
    </style:style>
    <style:style style:name="mte6" style:family="paragraph" style:parent-style-name="mt">
      <style:paragraph-properties fo:line-height="0.3055in" style:register-true="false"/>
      <style:text-properties style:font-name="Ysabeau:3" fo:font-family="Ysabeau:" style:font-style-name="Bold" fo:font-size="12.3999996185303pt" fo:font-style="normal" fo:font-weight="bold"/>
    </style:style>
    <style:style style:name="mte7" style:family="paragraph" style:parent-style-name="mt">
      <style:paragraph-properties fo:line-height="0.3055in" style:register-true="false"/>
      <style:text-properties style:font-name="Ysabeau:3" fo:font-family="Ysabeau:" style:font-style-name="Bold" fo:font-size="10.3999996185303pt" fo:font-style="normal" fo:font-weight="bold"/>
    </style:style>
    <style:style style:name="mte8" style:family="paragraph" style:parent-style-name="mt">
      <style:paragraph-properties fo:line-height="0.3055in" style:register-true="false"/>
      <style:text-properties style:font-name="Ysabeau:3" fo:font-family="Ysabeau:" style:font-style-name="Bold" fo:font-size="9.5pt" fo:font-style="normal" fo:font-weight="bold"/>
    </style:style>
    <style:style style:name="mte9" style:family="paragraph" style:parent-style-name="rem"/>
    <style:style style:name="nb" style:family="paragraph" style:parent-style-name="m">
      <style:paragraph-properties fo:margin-left="0.1528in" fo:margin-right="0.1528in" fo:text-align="justify" style:justify-single-word="false" fo:text-indent="0in" style:auto-text-indent="false"/>
    </style:style>
    <style:style style:name="p" style:family="paragraph" style:parent-style-name="m">
      <style:paragraph-properties fo:margin-left="0in" fo:margin-right="0in" fo:text-align="justify" style:justify-single-word="false" fo:text-indent="0.2165in" style:auto-text-indent="false"/>
    </style:style>
    <style:style style:name="p0" style:family="paragraph" style:parent-style-name="m">
      <style:paragraph-properties fo:margin-left="0in" fo:margin-right="0in" fo:text-align="justify" style:justify-single-word="false" fo:text-indent="0.2165in" style:auto-text-indent="false"/>
    </style:style>
    <style:style style:name="p1" style:family="paragraph" style:parent-style-name="m">
      <style:paragraph-properties fo:margin-left="0.1445in" fo:margin-right="0.0764in" fo:text-align="justify" style:justify-single-word="false" fo:text-indent="0.2165in" style:auto-text-indent="false"/>
    </style:style>
    <style:style style:name="p2" style:family="paragraph" style:parent-style-name="m">
      <style:paragraph-properties fo:margin-left="0.289in" fo:margin-right="0.1528in" fo:text-align="justify" style:justify-single-word="false" fo:text-indent="0.2165in" style:auto-text-indent="false"/>
    </style:style>
    <style:style style:name="p3" style:family="paragraph" style:parent-style-name="m">
      <style:paragraph-properties fo:margin-left="0.4335in" fo:margin-right="0.2291in" fo:text-align="justify" style:justify-single-word="false" fo:text-indent="0.2165in" style:auto-text-indent="false"/>
    </style:style>
    <style:style style:name="p4" style:family="paragraph" style:parent-style-name="m">
      <style:paragraph-properties fo:margin-left="0.578in" fo:margin-right="0.3055in" fo:text-align="justify" style:justify-single-word="false" fo:text-indent="0.2165in" style:auto-text-indent="false"/>
    </style:style>
    <style:style style:name="p5" style:family="paragraph" style:parent-style-name="m">
      <style:paragraph-properties fo:margin-left="0.722in" fo:margin-right="0.3819in" fo:text-align="justify" style:justify-single-word="false" fo:text-indent="0.2165in" style:auto-text-indent="false"/>
    </style:style>
    <style:style style:name="p6" style:family="paragraph" style:parent-style-name="m">
      <style:paragraph-properties fo:margin-left="0.8665in" fo:margin-right="0.4583in" fo:text-align="justify" style:justify-single-word="false" fo:text-indent="0.2165in" style:auto-text-indent="false"/>
    </style:style>
    <style:style style:name="p7" style:family="paragraph" style:parent-style-name="m">
      <style:paragraph-properties fo:margin-left="1.011in" fo:margin-right="0.5346in" fo:text-align="justify" style:justify-single-word="false" fo:text-indent="0.2165in" style:auto-text-indent="false"/>
    </style:style>
    <style:style style:name="p8" style:family="paragraph" style:parent-style-name="m">
      <style:paragraph-properties fo:margin-left="1.1555in" fo:margin-right="0.611in" fo:text-align="justify" style:justify-single-word="false" fo:text-indent="0.2165in" style:auto-text-indent="false"/>
    </style:style>
    <style:style style:name="p9" style:family="paragraph" style:parent-style-name="m">
      <style:paragraph-properties fo:margin-left="1.3in" fo:margin-right="0.6874in" fo:text-align="justify" style:justify-single-word="false" fo:text-indent="0.2165in" style:auto-text-indent="false"/>
    </style:style>
    <style:style style:name="pb" style:family="paragraph" style:parent-style-name="rem">
      <style:paragraph-properties fo:break-before="page"/>
      <style:text-properties style:text-scale="1%"/>
    </style:style>
    <style:style style:name="pc" style:family="paragraph" style:parent-style-name="m">
      <style:paragraph-properties fo:margin-left="11%" fo:margin-right="11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h" style:family="paragraph" style:parent-style-name="m">
      <style:paragraph-properties fo:margin-left="0.361in" fo:margin-right="0.0764in" fo:text-align="justify" style:justify-single-word="false" fo:text-indent="-0.2165in" style:auto-text-indent="false"/>
    </style:style>
    <style:style style:name="ph0" style:family="paragraph" style:parent-style-name="m">
      <style:paragraph-properties fo:margin-left="0.2165in" fo:margin-right="0in" fo:text-align="justify" style:justify-single-word="false" fo:text-indent="-0.2165in" style:auto-text-indent="false"/>
    </style:style>
    <style:style style:name="ph1" style:family="paragraph" style:parent-style-name="m">
      <style:paragraph-properties fo:margin-left="0.361in" fo:margin-right="0.0764in" fo:text-align="justify" style:justify-single-word="false" fo:text-indent="-0.2165in" style:auto-text-indent="false"/>
    </style:style>
    <style:style style:name="ph2" style:family="paragraph" style:parent-style-name="m">
      <style:paragraph-properties fo:margin-left="0.5055in" fo:margin-right="0.1528in" fo:text-align="justify" style:justify-single-word="false" fo:text-indent="-0.2165in" style:auto-text-indent="false"/>
    </style:style>
    <style:style style:name="ph3" style:family="paragraph" style:parent-style-name="m">
      <style:paragraph-properties fo:margin-left="0.65in" fo:margin-right="0.2291in" fo:text-align="justify" style:justify-single-word="false" fo:text-indent="-0.2165in" style:auto-text-indent="false"/>
    </style:style>
    <style:style style:name="ph4" style:family="paragraph" style:parent-style-name="m">
      <style:paragraph-properties fo:margin-left="0.7945in" fo:margin-right="0.3055in" fo:text-align="justify" style:justify-single-word="false" fo:text-indent="-0.2165in" style:auto-text-indent="false"/>
    </style:style>
    <style:style style:name="ph5" style:family="paragraph" style:parent-style-name="m">
      <style:paragraph-properties fo:margin-left="0.939in" fo:margin-right="0.3819in" fo:text-align="justify" style:justify-single-word="false" fo:text-indent="-0.2165in" style:auto-text-indent="false"/>
    </style:style>
    <style:style style:name="ph6" style:family="paragraph" style:parent-style-name="m">
      <style:paragraph-properties fo:margin-left="1.0835in" fo:margin-right="0.4583in" fo:text-align="justify" style:justify-single-word="false" fo:text-indent="-0.2165in" style:auto-text-indent="false"/>
    </style:style>
    <style:style style:name="ph7" style:family="paragraph" style:parent-style-name="m">
      <style:paragraph-properties fo:margin-left="1.228in" fo:margin-right="0.5346in" fo:text-align="justify" style:justify-single-word="false" fo:text-indent="-0.2165in" style:auto-text-indent="false"/>
    </style:style>
    <style:style style:name="ph8" style:family="paragraph" style:parent-style-name="m">
      <style:paragraph-properties fo:margin-left="1.372in" fo:margin-right="0.611in" fo:text-align="justify" style:justify-single-word="false" fo:text-indent="-0.2165in" style:auto-text-indent="false"/>
    </style:style>
    <style:style style:name="ph9" style:family="paragraph" style:parent-style-name="m">
      <style:paragraph-properties fo:margin-left="1.5165in" fo:margin-right="0.6874in" fo:text-align="justify" style:justify-single-word="false" fo:text-indent="-0.2165in" style:auto-text-indent="false"/>
    </style:style>
    <style:style style:name="pi" style:family="paragraph" style:parent-style-name="m">
      <style:paragraph-properties fo:margin-left="0.1445in" fo:margin-right="0.0764in" fo:text-align="justify" style:justify-single-word="false" fo:text-indent="0.2165in" style:auto-text-indent="false"/>
    </style:style>
    <style:style style:name="pi0" style:family="paragraph" style:parent-style-name="m">
      <style:paragraph-properties fo:margin-left="0.1445in" fo:margin-right="0.0764in" fo:text-align="justify" style:justify-single-word="false" fo:text-indent="0.2165in" style:auto-text-indent="false"/>
    </style:style>
    <style:style style:name="pi1" style:family="paragraph" style:parent-style-name="m">
      <style:paragraph-properties fo:margin-left="0.289in" fo:margin-right="0.1528in" fo:text-align="justify" style:justify-single-word="false" fo:text-indent="0.2165in" style:auto-text-indent="false"/>
    </style:style>
    <style:style style:name="pi2" style:family="paragraph" style:parent-style-name="m">
      <style:paragraph-properties fo:margin-left="0.4335in" fo:margin-right="0.2291in" fo:text-align="justify" style:justify-single-word="false" fo:text-indent="0.2165in" style:auto-text-indent="false"/>
    </style:style>
    <style:style style:name="pi3" style:family="paragraph" style:parent-style-name="m">
      <style:paragraph-properties fo:margin-left="0.578in" fo:margin-right="0.3055in" fo:text-align="justify" style:justify-single-word="false" fo:text-indent="0.2165in" style:auto-text-indent="false"/>
    </style:style>
    <style:style style:name="pi4" style:family="paragraph" style:parent-style-name="m">
      <style:paragraph-properties fo:margin-left="0.722in" fo:margin-right="0.3819in" fo:text-align="justify" style:justify-single-word="false" fo:text-indent="0.2165in" style:auto-text-indent="false"/>
    </style:style>
    <style:style style:name="pi5" style:family="paragraph" style:parent-style-name="m">
      <style:paragraph-properties fo:margin-left="0.8665in" fo:margin-right="0.4583in" fo:text-align="justify" style:justify-single-word="false" fo:text-indent="0.2165in" style:auto-text-indent="false"/>
    </style:style>
    <style:style style:name="pi6" style:family="paragraph" style:parent-style-name="m">
      <style:paragraph-properties fo:margin-left="1.011in" fo:margin-right="0.5346in" fo:text-align="justify" style:justify-single-word="false" fo:text-indent="0.2165in" style:auto-text-indent="false"/>
    </style:style>
    <style:style style:name="pi7" style:family="paragraph" style:parent-style-name="m">
      <style:paragraph-properties fo:margin-left="1.1555in" fo:margin-right="0.611in" fo:text-align="justify" style:justify-single-word="false" fo:text-indent="0.2165in" style:auto-text-indent="false"/>
    </style:style>
    <style:style style:name="pi8" style:family="paragraph" style:parent-style-name="m">
      <style:paragraph-properties fo:margin-left="1.3in" fo:margin-right="0.6874in" fo:text-align="justify" style:justify-single-word="false" fo:text-indent="0.2165in" style:auto-text-indent="false"/>
    </style:style>
    <style:style style:name="pi9" style:family="paragraph" style:parent-style-name="m">
      <style:paragraph-properties fo:margin-left="1.3in" fo:margin-right="0.6874in" fo:text-align="justify" style:justify-single-word="false" fo:text-indent="0.2165in" style:auto-text-indent="false"/>
    </style:style>
    <style:style style:name="pm" style:family="paragraph" style:parent-style-name="m">
      <style:paragraph-properties fo:margin-left="0.289in" fo:margin-right="0.1528in" fo:text-align="justify" style:justify-single-word="false" fo:text-indent="0.2165in" style:auto-text-indent="false"/>
    </style:style>
    <style:style style:name="pmc" style:family="paragraph" style:parent-style-name="m">
      <style:paragraph-properties fo:margin-left="0.2972in" fo:margin-right="0.2972in" fo:text-align="justify" style:justify-single-word="false" fo:text-indent="0in" style:auto-text-indent="false"/>
    </style:style>
    <style:style style:name="pmo" style:family="paragraph" style:parent-style-name="m">
      <style:paragraph-properties fo:margin-left="0.2972in" fo:margin-right="0.2972in" fo:text-align="justify" style:justify-single-word="false" fo:text-indent="0in" style:auto-text-indent="false"/>
    </style:style>
    <style:style style:name="pmr" style:family="paragraph" style:parent-style-name="m">
      <style:paragraph-properties fo:margin-left="0.1445in" fo:margin-right="0.1445in" fo:text-align="end" style:justify-single-word="false" fo:text-indent="0in" style:auto-text-indent="false"/>
    </style:style>
    <style:style style:name="po" style:family="paragraph" style:parent-style-name="m">
      <style:text-properties style:text-position="23% 100%" style:text-scale="100%"/>
    </style:style>
    <style:style style:name="pr" style:family="paragraph" style:parent-style-name="m">
      <style:paragraph-properties fo:margin-left="0in" fo:margin-right="0in" fo:text-align="end" style:justify-single-word="false" fo:text-indent="0in" style:auto-text-indent="false"/>
    </style:style>
    <style:style style:name="ps" style:family="paragraph" style:parent-style-name="m">
      <style:paragraph-properties fo:margin-left="0in" fo:margin-right="0in" fo:text-align="justify" style:justify-single-word="false" fo:text-indent="0in" style:auto-text-indent="false"/>
    </style:style>
    <style:style style:name="psi" style:family="paragraph" style:parent-style-name="m">
      <style:paragraph-properties fo:margin-left="0.1445in" fo:margin-right="0.0764in" fo:text-align="justify" style:justify-single-word="false" fo:text-indent="0.2165in" style:auto-text-indent="false"/>
    </style:style>
    <style:style style:name="q0" style:family="paragraph" style:parent-style-name="q">
      <style:paragraph-properties fo:margin-left="0.2165in" fo:margin-right="0in" fo:text-align="start" style:justify-single-word="false" fo:text-indent="-0.2165in" style:auto-text-indent="false"/>
    </style:style>
    <style:style style:name="q1" style:family="paragraph" style:parent-style-name="q">
      <style:paragraph-properties fo:margin-left="0.361in" fo:margin-right="0.1528in" fo:text-align="start" style:justify-single-word="false" fo:text-indent="-0.2165in" style:auto-text-indent="false"/>
    </style:style>
    <style:style style:name="q2" style:family="paragraph" style:parent-style-name="q">
      <style:paragraph-properties fo:margin-left="0.5055in" fo:margin-right="0.3055in" fo:text-align="start" style:justify-single-word="false" fo:text-indent="-0.2165in" style:auto-text-indent="false"/>
    </style:style>
    <style:style style:name="q3" style:family="paragraph" style:parent-style-name="q">
      <style:paragraph-properties fo:margin-left="0.65in" fo:margin-right="0.4583in" fo:text-align="start" style:justify-single-word="false" fo:text-indent="-0.2165in" style:auto-text-indent="false"/>
    </style:style>
    <style:style style:name="q4" style:family="paragraph" style:parent-style-name="q">
      <style:paragraph-properties fo:margin-left="0.7945in" fo:margin-right="0.611in" fo:text-align="start" style:justify-single-word="false" fo:text-indent="-0.2165in" style:auto-text-indent="false"/>
    </style:style>
    <style:style style:name="q5" style:family="paragraph" style:parent-style-name="q">
      <style:paragraph-properties fo:margin-left="0.939in" fo:margin-right="0.7638in" fo:text-align="start" style:justify-single-word="false" fo:text-indent="-0.2165in" style:auto-text-indent="false"/>
    </style:style>
    <style:style style:name="q6" style:family="paragraph" style:parent-style-name="q">
      <style:paragraph-properties fo:margin-left="1.0835in" fo:margin-right="0.9165in" fo:text-align="start" style:justify-single-word="false" fo:text-indent="-0.2165in" style:auto-text-indent="false"/>
    </style:style>
    <style:style style:name="q7" style:family="paragraph" style:parent-style-name="q">
      <style:paragraph-properties fo:margin-left="1.228in" fo:margin-right="1.0693in" fo:text-align="start" style:justify-single-word="false" fo:text-indent="-0.2165in" style:auto-text-indent="false"/>
    </style:style>
    <style:style style:name="q8" style:family="paragraph" style:parent-style-name="q">
      <style:paragraph-properties fo:margin-left="1.372in" fo:margin-right="1.222in" fo:text-align="start" style:justify-single-word="false" fo:text-indent="-0.2165in" style:auto-text-indent="false"/>
    </style:style>
    <style:style style:name="q9" style:family="paragraph" style:parent-style-name="q">
      <style:paragraph-properties fo:margin-left="1.5165in" fo:margin-right="1.3752in" fo:text-align="start" style:justify-single-word="false" fo:text-indent="-0.2165in" style:auto-text-indent="false"/>
    </style:style>
    <style:style style:name="qa" style:family="paragraph" style:parent-style-name="mt">
      <style:paragraph-properties fo:line-height="0.3055in" style:register-true="false"/>
      <style:text-properties style:text-position="23% 100%" style:font-name="Ysabeau Medium:" fo:font-family="'Ysabeau Medium:'" style:font-style-name="Regular" fo:font-size="12.3999996185303pt" fo:font-style="normal" fo:font-weight="normal" style:text-scale="100%"/>
    </style:style>
    <style:style style:name="qc" style:family="paragraph" style:parent-style-name="q">
      <style:paragraph-properties fo:margin-left="11%" fo:margin-right="11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qd" style:family="paragraph" style:parent-style-name="m">
      <style:paragraph-properties fo:margin-left="11%" fo:margin-right="11%" fo:line-height="0.1528in" fo:text-align="center" style:justify-single-word="false" fo:hyphenation-ladder-count="no-limit" style:register-true="true" fo:text-indent="0in" style:auto-text-indent="false"/>
      <style:text-properties style:text-position="1% 96%" style:font-name="EB Garamond SemiBold:" fo:font-family="'EB Garamond SemiBold:'" style:font-style-name="Italic" fo:font-size="9.5pt" fo:font-style="italic" fo:font-weight="600" style:text-scale="99%" fo:hyphenate="false" fo:hyphenation-remain-char-count="2" fo:hyphenation-push-char-count="2" loext:hyphenation-no-caps="false"/>
    </style:style>
    <style:style style:name="qm" style:family="paragraph" style:parent-style-name="q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6%" style:font-name="EB Garamond:1" fo:font-family="'EB Garamond:'" style:font-style-name="Italic" fo:font-style="italic" fo:font-weight="normal" style:text-scale="103%" fo:hyphenate="false" fo:hyphenation-remain-char-count="2" fo:hyphenation-push-char-count="2" loext:hyphenation-no-caps="false"/>
    </style:style>
    <style:style style:name="qm0" style:family="paragraph" style:parent-style-name="q">
      <style:paragraph-properties fo:margin-left="0.2165in" fo:margin-right="0in" fo:text-align="start" style:justify-single-word="false" fo:text-indent="-0.2165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qm1" style:family="paragraph" style:parent-style-name="q">
      <style:paragraph-properties fo:margin-left="0.361in" fo:margin-right="0.1528in" fo:text-align="start" style:justify-single-word="false" fo:text-indent="-0.2165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qm2" style:family="paragraph" style:parent-style-name="q">
      <style:paragraph-properties fo:margin-left="0.5055in" fo:margin-right="0.3055in" fo:text-align="start" style:justify-single-word="false" fo:text-indent="-0.2165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qm3" style:family="paragraph" style:parent-style-name="q">
      <style:paragraph-properties fo:margin-left="0.65in" fo:margin-right="0.4583in" fo:text-align="start" style:justify-single-word="false" fo:text-indent="-0.2165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qm4" style:family="paragraph" style:parent-style-name="q">
      <style:paragraph-properties fo:margin-left="0.7945in" fo:margin-right="0.611in" fo:text-align="start" style:justify-single-word="false" fo:text-indent="-0.2165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qm5" style:family="paragraph" style:parent-style-name="q">
      <style:paragraph-properties fo:margin-left="0.939in" fo:margin-right="0.7638in" fo:text-align="start" style:justify-single-word="false" fo:text-indent="-0.2165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qm6" style:family="paragraph" style:parent-style-name="q">
      <style:paragraph-properties fo:margin-left="1.0835in" fo:margin-right="0.9165in" fo:text-align="start" style:justify-single-word="false" fo:text-indent="-0.2165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qm7" style:family="paragraph" style:parent-style-name="q">
      <style:paragraph-properties fo:margin-left="1.228in" fo:margin-right="1.0693in" fo:text-align="start" style:justify-single-word="false" fo:text-indent="-0.2165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qm8" style:family="paragraph" style:parent-style-name="q">
      <style:paragraph-properties fo:margin-left="1.372in" fo:margin-right="1.222in" fo:text-align="start" style:justify-single-word="false" fo:text-indent="-0.2165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qm9" style:family="paragraph" style:parent-style-name="q">
      <style:paragraph-properties fo:margin-left="1.5165in" fo:margin-right="1.3752in" fo:text-align="start" style:justify-single-word="false" fo:text-indent="-0.2165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qr" style:family="paragraph" style:parent-style-name="q">
      <style:paragraph-properties fo:margin-left="0.1445in" fo:margin-right="0.1445in" fo:text-align="end" style:justify-single-word="false" fo:text-indent="0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r" style:family="paragraph" style:parent-style-name="m">
      <style:paragraph-properties fo:margin-left="11%" fo:margin-right="11%" fo:line-height="0.1528in" fo:text-align="center" style:justify-single-word="false" fo:keep-together="always" fo:hyphenation-ladder-count="no-limit" style:register-true="true" fo:text-indent="0in" style:auto-text-indent="false" fo:keep-with-next="always"/>
      <style:text-properties style:font-name="Ysabeau:1" fo:font-family="Ysabeau:" style:font-style-name="Bold Italic" fo:font-size="9.5pt" fo:font-style="italic" fo:font-weight="bold" fo:hyphenate="false" fo:hyphenation-remain-char-count="2" fo:hyphenation-push-char-count="2" loext:hyphenation-no-caps="false"/>
    </style:style>
    <style:style style:name="s" style:family="paragraph" style:parent-style-name="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23% 100%" style:font-name="Ysabeau:3" fo:font-family="Ysabeau:" style:font-style-name="Bold" fo:font-size="14.6999998092651pt" fo:font-style="normal" fo:font-weight="bold" style:text-scale="100%" fo:hyphenate="false" fo:hyphenation-remain-char-count="2" fo:hyphenation-push-char-count="2" loext:hyphenation-no-caps="false"/>
    </style:style>
    <style:style style:name="s0" style:family="paragraph" style:parent-style-name="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23% 100%" style:font-name="Ysabeau:1" fo:font-family="Ysabeau:" style:font-style-name="Bold Italic" fo:font-size="14.6999998092651pt" fo:font-style="italic" fo:font-weight="bold" style:text-scale="100%" fo:hyphenate="false" fo:hyphenation-remain-char-count="2" fo:hyphenation-push-char-count="2" loext:hyphenation-no-caps="false"/>
    </style:style>
    <style:style style:name="s1" style:family="paragraph" style:parent-style-name="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23% 100%" style:font-name="Ysabeau Light:" fo:font-family="'Ysabeau Light:'" style:font-style-name="Regular" fo:font-size="12.3999996185303pt" fo:font-style="normal" fo:font-weight="350" style:text-scale="100%" fo:hyphenate="false" fo:hyphenation-remain-char-count="2" fo:hyphenation-push-char-count="2" loext:hyphenation-no-caps="false"/>
    </style:style>
    <style:style style:name="s2" style:family="paragraph" style:parent-style-name="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23% 100%" style:font-name="Ysabeau Light:1" fo:font-family="'Ysabeau Light:'" style:font-style-name="Italic" fo:font-size="12.3999996185303pt" fo:font-style="italic" fo:font-weight="350" style:text-scale="100%" fo:hyphenate="false" fo:hyphenation-remain-char-count="2" fo:hyphenation-push-char-count="2" loext:hyphenation-no-caps="false"/>
    </style:style>
    <style:style style:name="s3" style:family="paragraph" style:parent-style-name="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font-name="Ysabeau:3" fo:font-family="Ysabeau:" style:font-style-name="Bold" fo:font-size="10.3999996185303pt" fo:font-style="normal" fo:font-weight="bold" fo:hyphenate="false" fo:hyphenation-remain-char-count="2" fo:hyphenation-push-char-count="2" loext:hyphenation-no-caps="false"/>
    </style:style>
    <style:style style:name="s4" style:family="paragraph" style:parent-style-name="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font-name="Ysabeau:1" fo:font-family="Ysabeau:" style:font-style-name="Bold Italic" fo:font-size="10.3999996185303pt" fo:font-style="italic" fo:font-weight="bold" fo:hyphenate="false" fo:hyphenation-remain-char-count="2" fo:hyphenation-push-char-count="2" loext:hyphenation-no-caps="false"/>
    </style:style>
    <style:style style:name="s5" style:family="paragraph" style:parent-style-name="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font-name="Ysabeau:3" fo:font-family="Ysabeau:" style:font-style-name="Bold" fo:font-size="9.5pt" fo:font-style="normal" fo:font-weight="bold" fo:hyphenate="false" fo:hyphenation-remain-char-count="2" fo:hyphenation-push-char-count="2" loext:hyphenation-no-caps="false"/>
    </style:style>
    <style:style style:name="s6" style:family="paragraph" style:parent-style-name="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font-name="Ysabeau:1" fo:font-family="Ysabeau:" style:font-style-name="Bold Italic" fo:font-size="9.5pt" fo:font-style="italic" fo:font-weight="bold" fo:hyphenate="false" fo:hyphenation-remain-char-count="2" fo:hyphenation-push-char-count="2" loext:hyphenation-no-caps="false"/>
    </style:style>
    <style:style style:name="s7" style:family="paragraph" style:parent-style-name="m">
      <style:paragraph-properties fo:margin-left="11%" fo:margin-right="11%" fo:line-height="0.3055in" fo:text-align="center" style:justify-single-word="false" fo:hyphenation-ladder-count="no-limit" style:register-true="false" fo:text-indent="0in" style:auto-text-indent="false"/>
      <style:text-properties fo:font-variant="small-caps" style:font-name="Ysabeau:3" fo:font-family="Ysabeau:" style:font-style-name="Bold" fo:font-size="9.5pt" fo:font-style="normal" fo:font-weight="bold" fo:hyphenate="false" fo:hyphenation-remain-char-count="2" fo:hyphenation-push-char-count="2" loext:hyphenation-no-caps="false"/>
    </style:style>
    <style:style style:name="s8" style:family="paragraph" style:parent-style-name="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1% 96%" style:font-name="EB Garamond:3" fo:font-family="'EB Garamond:'" style:font-style-name="Bold" fo:font-size="9.5pt" fo:font-style="normal" fo:font-weight="bold" style:text-scale="97%" fo:hyphenate="false" fo:hyphenation-remain-char-count="2" fo:hyphenation-push-char-count="2" loext:hyphenation-no-caps="false"/>
    </style:style>
    <style:style style:name="s9" style:family="paragraph" style:parent-style-name="m">
      <style:paragraph-properties fo:margin-left="11%" fo:margin-right="11%" fo:line-height="0.3055in" fo:text-align="center" style:justify-single-word="false" fo:keep-together="always" fo:hyphenation-ladder-count="no-limit" style:register-true="false" fo:text-indent="0in" style:auto-text-indent="false" fo:keep-with-next="always"/>
      <style:text-properties style:text-position="1% 96%" style:font-name="EB Garamond:2" fo:font-family="'EB Garamond:'" style:font-style-name="Bold Italic" fo:font-size="9.5pt" fo:font-style="italic" fo:font-weight="bold" style:text-scale="97%" fo:hyphenate="false" fo:hyphenation-remain-char-count="2" fo:hyphenation-push-char-count="2" loext:hyphenation-no-caps="false"/>
    </style:style>
    <style:style style:name="sd" style:family="paragraph" style:parent-style-name="rem">
      <style:paragraph-properties fo:line-height="0in" style:register-true="false"/>
      <style:text-properties fo:font-size="1pt"/>
    </style:style>
    <style:style style:name="sd0" style:family="paragraph" style:parent-style-name="rem">
      <style:paragraph-properties fo:line-height="0.0764in" style:register-true="false"/>
      <style:text-properties fo:font-size="1pt"/>
    </style:style>
    <style:style style:name="sd1" style:family="paragraph" style:parent-style-name="rem">
      <style:paragraph-properties fo:line-height="0.1528in" style:register-true="true"/>
      <style:text-properties fo:font-size="1pt"/>
    </style:style>
    <style:style style:name="sd2" style:family="paragraph" style:parent-style-name="rem">
      <style:paragraph-properties fo:line-height="0.3055in" style:register-true="false"/>
      <style:text-properties fo:font-size="1pt"/>
    </style:style>
    <style:style style:name="sd3" style:family="paragraph" style:parent-style-name="rem">
      <style:paragraph-properties fo:line-height="0.4583in" style:register-true="false"/>
      <style:text-properties fo:font-size="1pt"/>
    </style:style>
    <style:style style:name="sd4" style:family="paragraph" style:parent-style-name="rem">
      <style:paragraph-properties fo:line-height="0.611in" style:register-true="false"/>
      <style:text-properties fo:font-size="1pt"/>
    </style:style>
    <style:style style:name="sd5" style:family="paragraph" style:parent-style-name="rem">
      <style:paragraph-properties fo:line-height="0.7638in" style:register-true="false"/>
      <style:text-properties fo:font-size="1pt"/>
    </style:style>
    <style:style style:name="sd6" style:family="paragraph" style:parent-style-name="rem">
      <style:paragraph-properties fo:line-height="0.9165in" style:register-true="false"/>
      <style:text-properties fo:font-size="1pt"/>
    </style:style>
    <style:style style:name="sd7" style:family="paragraph" style:parent-style-name="rem">
      <style:paragraph-properties fo:line-height="1.0693in" style:register-true="false"/>
      <style:text-properties fo:font-size="1pt"/>
    </style:style>
    <style:style style:name="sd8" style:family="paragraph" style:parent-style-name="rem">
      <style:paragraph-properties fo:line-height="1.222in" style:register-true="false"/>
      <style:text-properties fo:font-size="1pt"/>
    </style:style>
    <style:style style:name="sd9" style:family="paragraph" style:parent-style-name="rem">
      <style:paragraph-properties fo:line-height="1.3752in" style:register-true="false"/>
      <style:text-properties fo:font-size="1pt"/>
    </style:style>
    <style:style style:name="sp" style:family="paragraph" style:parent-style-name="m">
      <style:paragraph-properties fo:margin-left="0.1528in" fo:margin-right="0.1528in" fo:line-height="0.1528in" fo:text-align="justify" style:justify-single-word="false" style:register-true="true" fo:text-indent="0in" style:auto-text-indent="false"/>
      <style:text-properties style:text-position="1% 96%" style:font-name="EB Garamond:1" fo:font-family="'EB Garamond:'" style:font-style-name="Italic" fo:font-size="10.3999996185303pt" fo:font-style="italic" fo:font-weight="normal" style:text-scale="103%"/>
    </style:style>
    <style:style style:name="sr" style:family="paragraph" style:parent-style-name="m">
      <style:paragraph-properties fo:margin-left="11%" fo:margin-right="11%" fo:line-height="0.1528in" fo:text-align="center" style:justify-single-word="false" fo:keep-together="always" fo:hyphenation-ladder-count="no-limit" style:register-true="true" fo:text-indent="0in" style:auto-text-indent="false" fo:keep-with-next="always"/>
      <style:text-properties style:font-name="Ysabeau:1" fo:font-family="Ysabeau:" style:font-style-name="Bold Italic" fo:font-size="9.5pt" fo:font-style="italic" fo:font-weight="bold" fo:hyphenate="false" fo:hyphenation-remain-char-count="2" fo:hyphenation-push-char-count="2" loext:hyphenation-no-caps="false"/>
    </style:style>
    <style:style style:name="ef" style:family="paragraph" style:parent-style-name="f">
      <style:paragraph-properties fo:margin-left="0in" fo:margin-right="0in" fo:line-height="0.128in" fo:text-align="justify" style:justify-single-word="false" style:register-true="true" fo:text-indent="0in" style:auto-text-indent="false"/>
      <style:text-properties style:text-position="1% 100%" style:font-name="EB Garamond 08:2" fo:font-family="'EB Garamond 08:'" style:font-style-name="Italic" fo:font-size="8.69999980926514pt" fo:font-style="italic" fo:font-weight="normal" style:text-scale="102%"/>
    </style:style>
    <style:style style:name="ex" style:family="paragraph" style:parent-style-name="f"/>
    <style:style style:name="fdc" style:family="paragraph" style:parent-style-name="f"/>
    <style:style style:name="fe" style:family="paragraph" style:parent-style-name="f">
      <style:text-properties style:text-position="1% 90%" style:font-name="Lato:1" fo:font-family="Lato:" style:font-style-name="Italic" fo:font-style="italic" fo:font-weight="normal" style:text-scale="105%"/>
    </style:style>
    <style:style style:name="fp" style:family="paragraph" style:parent-style-name="f">
      <style:paragraph-properties fo:margin-left="0.1445in" fo:margin-right="0.0764in" fo:text-align="justify" style:justify-single-word="false" fo:text-indent="0.2165in" style:auto-text-indent="false"/>
      <style:text-properties style:text-position="1% 100%" style:font-name="EB Garamond 08:1" fo:font-family="'EB Garamond 08:'" style:font-style-name="Regular" fo:font-style="normal" fo:font-weight="normal" style:text-scale="102%"/>
    </style:style>
    <style:style style:name="fs" style:family="paragraph" style:parent-style-name="f">
      <style:paragraph-properties fo:margin-left="11%" fo:margin-right="11%" fo:text-align="center" style:justify-single-word="false" fo:hyphenation-ladder-count="no-limit" fo:text-indent="0in" style:auto-text-indent="false"/>
      <style:text-properties fo:font-weight="100" fo:hyphenate="false" fo:hyphenation-remain-char-count="2" fo:hyphenation-push-char-count="2" loext:hyphenation-no-caps="false"/>
    </style:style>
    <style:style style:name="x" style:family="paragraph" style:parent-style-name="f"/>
    <style:style style:name="xdc" style:family="paragraph" style:parent-style-name="f"/>
    <style:style style:name="xnt" style:family="paragraph" style:parent-style-name="f"/>
    <style:style style:name="xot" style:family="paragraph" style:parent-style-name="f"/>
    <style:style style:name="tc0" style:family="paragraph">
      <style:paragraph-properties fo:margin-left="0.1528in" fo:margin-right="0.1528in" fo:text-align="justify" style:justify-single-word="false" fo:text-indent="0in" style:auto-text-indent="false"/>
      <style:text-properties style:text-position="1% 93%" style:font-name="Almendra:" fo:font-family="Almendra:" style:font-style-name="Regular" fo:font-style="normal" fo:font-weight="normal" style:text-scale="105%"/>
    </style:style>
    <style:style style:name="tc1" style:family="paragraph">
      <style:paragraph-properties fo:margin-left="0.1528in" fo:margin-right="0.1528in" fo:text-align="justify" style:justify-single-word="false" fo:text-indent="0in" style:auto-text-indent="false"/>
      <style:text-properties style:text-position="1% 93%" style:font-name="Almendra:1" fo:font-family="Almendra:" style:font-style-name="Italic" fo:font-style="italic" fo:font-weight="normal" style:text-scale="113%"/>
    </style:style>
    <style:style style:name="tc2" style:family="paragraph">
      <style:paragraph-properties fo:margin-left="0.1528in" fo:margin-right="0.1528in" fo:text-align="justify" style:justify-single-word="false" fo:text-indent="0in" style:auto-text-indent="false"/>
      <style:text-properties style:font-name="Cormorant Garamond:" fo:font-family="'Cormorant Garamond:'" style:font-style-name="Regular" fo:font-style="normal" fo:font-weight="normal"/>
    </style:style>
    <style:style style:name="tc3" style:family="paragraph">
      <style:paragraph-properties fo:margin-left="0.1528in" fo:margin-right="0.1528in" fo:text-align="justify" style:justify-single-word="false" fo:text-indent="0in" style:auto-text-indent="false"/>
      <style:text-properties style:font-name="Cormorant Garamond:1" fo:font-family="'Cormorant Garamond:'" style:font-style-name="Italic" fo:font-style="italic" fo:font-weight="normal"/>
    </style:style>
    <style:style style:name="tc4" style:family="paragraph">
      <style:paragraph-properties fo:margin-left="0.1528in" fo:margin-right="0.1528in" fo:text-align="justify" style:justify-single-word="false" fo:text-indent="0in" style:auto-text-indent="false"/>
      <style:text-properties style:text-position="1% 96%" style:font-name="EB Garamond:" fo:font-family="'EB Garamond:'" style:font-style-name="Regular" fo:font-style="normal" fo:font-weight="normal" style:text-scale="103%"/>
    </style:style>
    <style:style style:name="tc5" style:family="paragraph">
      <style:paragraph-properties fo:margin-left="0.1528in" fo:margin-right="0.1528in" fo:text-align="justify" style:justify-single-word="false" fo:text-indent="0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tc6" style:family="paragraph">
      <style:paragraph-properties fo:margin-left="0.1528in" fo:margin-right="0.1528in" fo:text-align="justify" style:justify-single-word="false" fo:text-indent="0in" style:auto-text-indent="false"/>
      <style:text-properties style:text-position="1% 96%" style:font-name="EB Garamond:3" fo:font-family="'EB Garamond:'" style:font-style-name="Bold" fo:font-style="normal" fo:font-weight="bold" style:text-scale="97%"/>
    </style:style>
    <style:style style:name="tc7" style:family="paragraph">
      <style:paragraph-properties fo:margin-left="0.1528in" fo:margin-right="0.1528in" fo:text-align="justify" style:justify-single-word="false" fo:text-indent="0in" style:auto-text-indent="false"/>
      <style:text-properties style:text-position="1% 96%" style:font-name="EB Garamond:2" fo:font-family="'EB Garamond:'" style:font-style-name="Bold Italic" fo:font-style="italic" fo:font-weight="bold" style:text-scale="97%"/>
    </style:style>
    <style:style style:name="tc8" style:family="paragraph">
      <style:paragraph-properties fo:margin-left="0.1528in" fo:margin-right="0.1528in" fo:text-align="justify" style:justify-single-word="false" fo:text-indent="0in" style:auto-text-indent="false"/>
      <style:text-properties style:text-position="1% 96%" style:font-name="EB Garamond ExtraBold:1" fo:font-family="'EB Garamond ExtraBold:'" style:font-style-name="Regular" fo:font-style="normal" fo:font-weight="800" style:text-scale="97%"/>
    </style:style>
    <style:style style:name="tc9" style:family="paragraph">
      <style:paragraph-properties fo:margin-left="0.1528in" fo:margin-right="0.1528in" fo:text-align="justify" style:justify-single-word="false" fo:text-indent="0in" style:auto-text-indent="false"/>
      <style:text-properties style:text-position="1% 96%" style:font-name="EB Garamond ExtraBold:" fo:font-family="'EB Garamond ExtraBold:'" style:font-style-name="Italic" fo:font-style="italic" fo:font-weight="800" style:text-scale="96%"/>
    </style:style>
    <style:style style:name="tcc0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3%" style:font-name="Almendra:" fo:font-family="Almendra:" style:font-style-name="Regular" fo:font-style="normal" fo:font-weight="normal" style:text-scale="105%" fo:hyphenate="false" fo:hyphenation-remain-char-count="2" fo:hyphenation-push-char-count="2" loext:hyphenation-no-caps="false"/>
    </style:style>
    <style:style style:name="tcc1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3%" style:font-name="Almendra:1" fo:font-family="Almendra:" style:font-style-name="Italic" fo:font-style="italic" fo:font-weight="normal" style:text-scale="113%" fo:hyphenate="false" fo:hyphenation-remain-char-count="2" fo:hyphenation-push-char-count="2" loext:hyphenation-no-caps="false"/>
    </style:style>
    <style:style style:name="tcc2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font-name="Cormorant Garamond:" fo:font-family="'Cormorant Garamond:'" style:font-style-name="Regular" fo:font-style="normal" fo:font-weight="normal" fo:hyphenate="false" fo:hyphenation-remain-char-count="2" fo:hyphenation-push-char-count="2" loext:hyphenation-no-caps="false"/>
    </style:style>
    <style:style style:name="tcc3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font-name="Cormorant Garamond:1" fo:font-family="'Cormorant Garamond:'" style:font-style-name="Italic" fo:font-style="italic" fo:font-weight="normal" fo:hyphenate="false" fo:hyphenation-remain-char-count="2" fo:hyphenation-push-char-count="2" loext:hyphenation-no-caps="false"/>
    </style:style>
    <style:style style:name="tcc4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6%" style:font-name="EB Garamond:" fo:font-family="'EB Garamond:'" style:font-style-name="Regular" fo:font-style="normal" fo:font-weight="normal" style:text-scale="103%" fo:hyphenate="false" fo:hyphenation-remain-char-count="2" fo:hyphenation-push-char-count="2" loext:hyphenation-no-caps="false"/>
    </style:style>
    <style:style style:name="tcc5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6%" style:font-name="EB Garamond:1" fo:font-family="'EB Garamond:'" style:font-style-name="Italic" fo:font-style="italic" fo:font-weight="normal" style:text-scale="103%" fo:hyphenate="false" fo:hyphenation-remain-char-count="2" fo:hyphenation-push-char-count="2" loext:hyphenation-no-caps="false"/>
    </style:style>
    <style:style style:name="tcc6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6%" style:font-name="EB Garamond:3" fo:font-family="'EB Garamond:'" style:font-style-name="Bold" fo:font-style="normal" fo:font-weight="bold" style:text-scale="97%" fo:hyphenate="false" fo:hyphenation-remain-char-count="2" fo:hyphenation-push-char-count="2" loext:hyphenation-no-caps="false"/>
    </style:style>
    <style:style style:name="tcc7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6%" style:font-name="EB Garamond:2" fo:font-family="'EB Garamond:'" style:font-style-name="Bold Italic" fo:font-style="italic" fo:font-weight="bold" style:text-scale="97%" fo:hyphenate="false" fo:hyphenation-remain-char-count="2" fo:hyphenation-push-char-count="2" loext:hyphenation-no-caps="false"/>
    </style:style>
    <style:style style:name="tcc8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6%" style:font-name="EB Garamond ExtraBold:1" fo:font-family="'EB Garamond ExtraBold:'" style:font-style-name="Regular" fo:font-style="normal" fo:font-weight="800" style:text-scale="97%" fo:hyphenate="false" fo:hyphenation-remain-char-count="2" fo:hyphenation-push-char-count="2" loext:hyphenation-no-caps="false"/>
    </style:style>
    <style:style style:name="tcc9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6%" style:font-name="EB Garamond ExtraBold:" fo:font-family="'EB Garamond ExtraBold:'" style:font-style-name="Italic" fo:font-style="italic" fo:font-weight="800" style:text-scale="96%" fo:hyphenate="false" fo:hyphenation-remain-char-count="2" fo:hyphenation-push-char-count="2" loext:hyphenation-no-caps="false"/>
    </style:style>
    <style:style style:name="tcr0" style:family="paragraph">
      <style:paragraph-properties fo:margin-left="0in" fo:margin-right="0in" fo:text-align="end" style:justify-single-word="false" fo:text-indent="0in" style:auto-text-indent="false"/>
      <style:text-properties style:text-position="1% 93%" style:font-name="Almendra:" fo:font-family="Almendra:" style:font-style-name="Regular" fo:font-style="normal" fo:font-weight="normal" style:text-scale="105%"/>
    </style:style>
    <style:style style:name="tcr1" style:family="paragraph">
      <style:paragraph-properties fo:margin-left="0in" fo:margin-right="0in" fo:text-align="end" style:justify-single-word="false" fo:text-indent="0in" style:auto-text-indent="false"/>
      <style:text-properties style:text-position="1% 93%" style:font-name="Almendra:1" fo:font-family="Almendra:" style:font-style-name="Italic" fo:font-style="italic" fo:font-weight="normal" style:text-scale="113%"/>
    </style:style>
    <style:style style:name="tcr2" style:family="paragraph">
      <style:paragraph-properties fo:margin-left="0in" fo:margin-right="0in" fo:text-align="end" style:justify-single-word="false" fo:text-indent="0in" style:auto-text-indent="false"/>
      <style:text-properties style:font-name="Cormorant Garamond:" fo:font-family="'Cormorant Garamond:'" style:font-style-name="Regular" fo:font-style="normal" fo:font-weight="normal"/>
    </style:style>
    <style:style style:name="tcr3" style:family="paragraph">
      <style:paragraph-properties fo:margin-left="0in" fo:margin-right="0in" fo:text-align="end" style:justify-single-word="false" fo:text-indent="0in" style:auto-text-indent="false"/>
      <style:text-properties style:font-name="Cormorant Garamond:1" fo:font-family="'Cormorant Garamond:'" style:font-style-name="Italic" fo:font-style="italic" fo:font-weight="normal"/>
    </style:style>
    <style:style style:name="tcr4" style:family="paragraph">
      <style:paragraph-properties fo:margin-left="0in" fo:margin-right="0in" fo:text-align="end" style:justify-single-word="false" fo:text-indent="0in" style:auto-text-indent="false"/>
      <style:text-properties style:text-position="1% 96%" style:font-name="EB Garamond:" fo:font-family="'EB Garamond:'" style:font-style-name="Regular" fo:font-style="normal" fo:font-weight="normal" style:text-scale="103%"/>
    </style:style>
    <style:style style:name="tcr5" style:family="paragraph">
      <style:paragraph-properties fo:margin-left="0in" fo:margin-right="0in" fo:text-align="end" style:justify-single-word="false" fo:text-indent="0in" style:auto-text-indent="false"/>
      <style:text-properties style:text-position="1% 96%" style:font-name="EB Garamond:1" fo:font-family="'EB Garamond:'" style:font-style-name="Italic" fo:font-style="italic" fo:font-weight="normal" style:text-scale="103%"/>
    </style:style>
    <style:style style:name="tcr6" style:family="paragraph">
      <style:paragraph-properties fo:margin-left="0in" fo:margin-right="0in" fo:text-align="end" style:justify-single-word="false" fo:text-indent="0in" style:auto-text-indent="false"/>
      <style:text-properties style:text-position="1% 96%" style:font-name="EB Garamond:3" fo:font-family="'EB Garamond:'" style:font-style-name="Bold" fo:font-style="normal" fo:font-weight="bold" style:text-scale="97%"/>
    </style:style>
    <style:style style:name="tcr7" style:family="paragraph">
      <style:paragraph-properties fo:margin-left="0in" fo:margin-right="0in" fo:text-align="end" style:justify-single-word="false" fo:text-indent="0in" style:auto-text-indent="false"/>
      <style:text-properties style:text-position="1% 96%" style:font-name="EB Garamond:2" fo:font-family="'EB Garamond:'" style:font-style-name="Bold Italic" fo:font-style="italic" fo:font-weight="bold" style:text-scale="97%"/>
    </style:style>
    <style:style style:name="tcr8" style:family="paragraph">
      <style:paragraph-properties fo:margin-left="0in" fo:margin-right="0in" fo:text-align="end" style:justify-single-word="false" fo:text-indent="0in" style:auto-text-indent="false"/>
      <style:text-properties style:text-position="1% 96%" style:font-name="EB Garamond ExtraBold:1" fo:font-family="'EB Garamond ExtraBold:'" style:font-style-name="Regular" fo:font-style="normal" fo:font-weight="800" style:text-scale="97%"/>
    </style:style>
    <style:style style:name="tcr9" style:family="paragraph">
      <style:paragraph-properties fo:margin-left="0in" fo:margin-right="0in" fo:text-align="end" style:justify-single-word="false" fo:text-indent="0in" style:auto-text-indent="false"/>
      <style:text-properties style:text-position="1% 96%" style:font-name="EB Garamond ExtraBold:" fo:font-family="'EB Garamond ExtraBold:'" style:font-style-name="Italic" fo:font-style="italic" fo:font-weight="800" style:text-scale="96%"/>
    </style:style>
    <style:style style:name="th0" style:family="paragraph">
      <style:paragraph-properties fo:margin-left="0in" fo:margin-right="0in" fo:text-align="justify" style:justify-single-word="false" fo:text-indent="0in" style:auto-text-indent="false"/>
      <style:text-properties style:text-position="1% 93%" style:font-name="Almendra:2" fo:font-family="Almendra:" style:font-style-name="Bold" fo:font-style="normal" fo:font-weight="bold" style:text-scale="99%"/>
    </style:style>
    <style:style style:name="th1" style:family="paragraph">
      <style:paragraph-properties fo:margin-left="0in" fo:margin-right="0in" fo:text-align="justify" style:justify-single-word="false" fo:text-indent="0in" style:auto-text-indent="false"/>
      <style:text-properties style:text-position="1% 93%" style:font-name="Almendra:3" fo:font-family="Almendra:" style:font-style-name="Bold Italic" fo:font-style="italic" fo:font-weight="bold" style:text-scale="103%"/>
    </style:style>
    <style:style style:name="th2" style:family="paragraph">
      <style:paragraph-properties fo:margin-left="0in" fo:margin-right="0in" fo:text-align="justify" style:justify-single-word="false" fo:text-indent="0in" style:auto-text-indent="false"/>
      <style:text-properties style:font-name="Ysabeau Light:" fo:font-family="'Ysabeau Light:'" style:font-style-name="Regular" fo:font-style="normal" fo:font-weight="350"/>
    </style:style>
    <style:style style:name="th3" style:family="paragraph">
      <style:paragraph-properties fo:margin-left="0in" fo:margin-right="0in" fo:text-align="justify" style:justify-single-word="false" fo:text-indent="0in" style:auto-text-indent="false"/>
      <style:text-properties style:font-name="Ysabeau Light:1" fo:font-family="'Ysabeau Light:'" style:font-style-name="Italic" fo:font-style="italic" fo:font-weight="350"/>
    </style:style>
    <style:style style:name="th4" style:family="paragraph">
      <style:paragraph-properties fo:margin-left="0in" fo:margin-right="0in" fo:text-align="justify" style:justify-single-word="false" fo:text-indent="0in" style:auto-text-indent="false"/>
      <style:text-properties style:font-name="Ysabeau:" fo:font-family="Ysabeau:" style:font-style-name="Regular" fo:font-style="normal" fo:font-weight="normal"/>
    </style:style>
    <style:style style:name="th5" style:family="paragraph">
      <style:paragraph-properties fo:margin-left="0in" fo:margin-right="0in" fo:text-align="justify" style:justify-single-word="false" fo:text-indent="0in" style:auto-text-indent="false"/>
      <style:text-properties style:font-name="Ysabeau:2" fo:font-family="Ysabeau:" style:font-style-name="Italic" fo:font-style="italic" fo:font-weight="normal"/>
    </style:style>
    <style:style style:name="th6" style:family="paragraph">
      <style:paragraph-properties fo:margin-left="0in" fo:margin-right="0in" fo:text-align="justify" style:justify-single-word="false" fo:text-indent="0in" style:auto-text-indent="false"/>
      <style:text-properties style:font-name="Ysabeau:3" fo:font-family="Ysabeau:" style:font-style-name="Bold" fo:font-style="normal" fo:font-weight="bold"/>
    </style:style>
    <style:style style:name="th7" style:family="paragraph">
      <style:paragraph-properties fo:margin-left="0in" fo:margin-right="0in" fo:text-align="justify" style:justify-single-word="false" fo:text-indent="0in" style:auto-text-indent="false"/>
      <style:text-properties style:font-name="Ysabeau:1" fo:font-family="Ysabeau:" style:font-style-name="Bold Italic" fo:font-style="italic" fo:font-weight="bold"/>
    </style:style>
    <style:style style:name="th8" style:family="paragraph">
      <style:paragraph-properties fo:margin-left="0in" fo:margin-right="0in" fo:text-align="justify" style:justify-single-word="false" fo:text-indent="0in" style:auto-text-indent="false"/>
      <style:text-properties style:font-name="Ysabeau Black:" fo:font-family="'Ysabeau Black:'" style:font-style-name="Bold" fo:font-style="normal" fo:font-weight="900"/>
    </style:style>
    <style:style style:name="th9" style:family="paragraph">
      <style:paragraph-properties fo:margin-left="0in" fo:margin-right="0in" fo:text-align="justify" style:justify-single-word="false" fo:text-indent="0in" style:auto-text-indent="false"/>
      <style:text-properties style:font-name="Ysabeau Black:" fo:font-family="'Ysabeau Black:'" style:font-style-name="Bold" fo:font-style="italic" fo:font-weight="900"/>
    </style:style>
    <style:style style:name="thc0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3%" style:font-name="Almendra:2" fo:font-family="Almendra:" style:font-style-name="Bold" fo:font-style="normal" fo:font-weight="bold" style:text-scale="99%" fo:hyphenate="false" fo:hyphenation-remain-char-count="2" fo:hyphenation-push-char-count="2" loext:hyphenation-no-caps="false"/>
    </style:style>
    <style:style style:name="thc1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text-position="1% 93%" style:font-name="Almendra:3" fo:font-family="Almendra:" style:font-style-name="Bold Italic" fo:font-style="italic" fo:font-weight="bold" style:text-scale="103%" fo:hyphenate="false" fo:hyphenation-remain-char-count="2" fo:hyphenation-push-char-count="2" loext:hyphenation-no-caps="false"/>
    </style:style>
    <style:style style:name="thc2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font-name="Ysabeau Light:" fo:font-family="'Ysabeau Light:'" style:font-style-name="Regular" fo:font-style="normal" fo:font-weight="350" fo:hyphenate="false" fo:hyphenation-remain-char-count="2" fo:hyphenation-push-char-count="2" loext:hyphenation-no-caps="false"/>
    </style:style>
    <style:style style:name="thc3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font-name="Ysabeau Light:1" fo:font-family="'Ysabeau Light:'" style:font-style-name="Italic" fo:font-style="italic" fo:font-weight="350" fo:hyphenate="false" fo:hyphenation-remain-char-count="2" fo:hyphenation-push-char-count="2" loext:hyphenation-no-caps="false"/>
    </style:style>
    <style:style style:name="thc4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font-name="Ysabeau:" fo:font-family="Ysabeau:" style:font-style-name="Regular" fo:font-style="normal" fo:font-weight="normal" fo:hyphenate="false" fo:hyphenation-remain-char-count="2" fo:hyphenation-push-char-count="2" loext:hyphenation-no-caps="false"/>
    </style:style>
    <style:style style:name="thc5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font-name="Ysabeau:2" fo:font-family="Ysabeau:" style:font-style-name="Italic" fo:font-style="italic" fo:font-weight="normal" fo:hyphenate="false" fo:hyphenation-remain-char-count="2" fo:hyphenation-push-char-count="2" loext:hyphenation-no-caps="false"/>
    </style:style>
    <style:style style:name="thc6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font-name="Ysabeau:3" fo:font-family="Ysabeau:" style:font-style-name="Bold" fo:font-style="normal" fo:font-weight="bold" fo:hyphenate="false" fo:hyphenation-remain-char-count="2" fo:hyphenation-push-char-count="2" loext:hyphenation-no-caps="false"/>
    </style:style>
    <style:style style:name="thc7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font-name="Ysabeau:1" fo:font-family="Ysabeau:" style:font-style-name="Bold Italic" fo:font-style="italic" fo:font-weight="bold" fo:hyphenate="false" fo:hyphenation-remain-char-count="2" fo:hyphenation-push-char-count="2" loext:hyphenation-no-caps="false"/>
    </style:style>
    <style:style style:name="thc8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font-name="Ysabeau Black:" fo:font-family="'Ysabeau Black:'" style:font-style-name="Bold" fo:font-style="normal" fo:font-weight="900" fo:hyphenate="false" fo:hyphenation-remain-char-count="2" fo:hyphenation-push-char-count="2" loext:hyphenation-no-caps="false"/>
    </style:style>
    <style:style style:name="thc9" style:family="paragraph">
      <style:paragraph-properties fo:margin-left="11%" fo:margin-right="11%" fo:text-align="center" style:justify-single-word="false" fo:hyphenation-ladder-count="no-limit" fo:text-indent="0in" style:auto-text-indent="false"/>
      <style:text-properties style:font-name="Ysabeau Black:" fo:font-family="'Ysabeau Black:'" style:font-style-name="Bold" fo:font-style="italic" fo:font-weight="900" fo:hyphenate="false" fo:hyphenation-remain-char-count="2" fo:hyphenation-push-char-count="2" loext:hyphenation-no-caps="false"/>
    </style:style>
    <style:style style:name="thr0" style:family="paragraph">
      <style:paragraph-properties fo:margin-left="0in" fo:margin-right="0in" fo:text-align="end" style:justify-single-word="false" fo:text-indent="0in" style:auto-text-indent="false"/>
      <style:text-properties style:text-position="1% 93%" style:font-name="Almendra:2" fo:font-family="Almendra:" style:font-style-name="Bold" fo:font-style="normal" fo:font-weight="bold" style:text-scale="99%"/>
    </style:style>
    <style:style style:name="thr1" style:family="paragraph">
      <style:paragraph-properties fo:margin-left="0in" fo:margin-right="0in" fo:text-align="end" style:justify-single-word="false" fo:text-indent="0in" style:auto-text-indent="false"/>
      <style:text-properties style:text-position="1% 93%" style:font-name="Almendra:3" fo:font-family="Almendra:" style:font-style-name="Bold Italic" fo:font-style="italic" fo:font-weight="bold" style:text-scale="103%"/>
    </style:style>
    <style:style style:name="thr2" style:family="paragraph">
      <style:paragraph-properties fo:margin-left="0in" fo:margin-right="0in" fo:text-align="end" style:justify-single-word="false" fo:text-indent="0in" style:auto-text-indent="false"/>
      <style:text-properties style:font-name="Ysabeau Light:" fo:font-family="'Ysabeau Light:'" style:font-style-name="Regular" fo:font-style="normal" fo:font-weight="350"/>
    </style:style>
    <style:style style:name="thr3" style:family="paragraph">
      <style:paragraph-properties fo:margin-left="0in" fo:margin-right="0in" fo:text-align="end" style:justify-single-word="false" fo:text-indent="0in" style:auto-text-indent="false"/>
      <style:text-properties style:font-name="Ysabeau Light:1" fo:font-family="'Ysabeau Light:'" style:font-style-name="Italic" fo:font-style="italic" fo:font-weight="350"/>
    </style:style>
    <style:style style:name="thr4" style:family="paragraph">
      <style:paragraph-properties fo:margin-left="0in" fo:margin-right="0in" fo:text-align="end" style:justify-single-word="false" fo:text-indent="0in" style:auto-text-indent="false"/>
      <style:text-properties style:font-name="Ysabeau:" fo:font-family="Ysabeau:" style:font-style-name="Regular" fo:font-style="normal" fo:font-weight="normal"/>
    </style:style>
    <style:style style:name="thr5" style:family="paragraph">
      <style:paragraph-properties fo:margin-left="0in" fo:margin-right="0in" fo:text-align="end" style:justify-single-word="false" fo:text-indent="0in" style:auto-text-indent="false"/>
      <style:text-properties style:font-name="Ysabeau:2" fo:font-family="Ysabeau:" style:font-style-name="Italic" fo:font-style="italic" fo:font-weight="normal"/>
    </style:style>
    <style:style style:name="thr6" style:family="paragraph">
      <style:paragraph-properties fo:margin-left="0in" fo:margin-right="0in" fo:text-align="end" style:justify-single-word="false" fo:text-indent="0in" style:auto-text-indent="false"/>
      <style:text-properties style:font-name="Ysabeau:3" fo:font-family="Ysabeau:" style:font-style-name="Bold" fo:font-style="normal" fo:font-weight="bold"/>
    </style:style>
    <style:style style:name="thr7" style:family="paragraph">
      <style:paragraph-properties fo:margin-left="0in" fo:margin-right="0in" fo:text-align="end" style:justify-single-word="false" fo:text-indent="0in" style:auto-text-indent="false"/>
      <style:text-properties style:font-name="Ysabeau:1" fo:font-family="Ysabeau:" style:font-style-name="Bold Italic" fo:font-style="italic" fo:font-weight="bold"/>
    </style:style>
    <style:style style:name="thr8" style:family="paragraph">
      <style:paragraph-properties fo:margin-left="0in" fo:margin-right="0in" fo:text-align="end" style:justify-single-word="false" fo:text-indent="0in" style:auto-text-indent="false"/>
      <style:text-properties style:font-name="Ysabeau Black:" fo:font-family="'Ysabeau Black:'" style:font-style-name="Bold" fo:font-style="normal" fo:font-weight="900"/>
    </style:style>
    <style:style style:name="thr9" style:family="paragraph">
      <style:paragraph-properties fo:margin-left="0in" fo:margin-right="0in" fo:text-align="end" style:justify-single-word="false" fo:text-indent="0in" style:auto-text-indent="false"/>
      <style:text-properties style:font-name="Ysabeau Black:" fo:font-family="'Ysabeau Black:'" style:font-style-name="Bold" fo:font-style="italic" fo:font-weight="900"/>
    </style:style>
    <style:style style:name="toc" style:family="paragraph" style:parent-style-name="rem"/>
    <style:style style:name="toc1" style:family="paragraph" style:parent-style-name="rem"/>
    <style:style style:name="toc2" style:family="paragraph" style:parent-style-name="rem"/>
    <style:style style:name="toc3" style:family="paragraph" style:parent-style-name="rem"/>
    <style:style style:name="toc4" style:family="paragraph" style:parent-style-name="rem"/>
    <style:style style:name="toc5" style:family="paragraph" style:parent-style-name="rem"/>
    <style:style style:name="toc6" style:family="paragraph" style:parent-style-name="rem"/>
    <style:style style:name="toc7" style:family="paragraph" style:parent-style-name="rem"/>
    <style:style style:name="toc8" style:family="paragraph" style:parent-style-name="rem"/>
    <style:style style:name="toc9" style:family="paragraph" style:parent-style-name="rem"/>
    <style:style style:name="toc0" style:family="paragraph" style:parent-style-name="rem"/>
    <style:style style:name="toca" style:family="paragraph" style:parent-style-name="rem"/>
    <style:style style:name="toca1" style:family="paragraph" style:parent-style-name="rem"/>
    <style:style style:name="toca2" style:family="paragraph" style:parent-style-name="rem"/>
    <style:style style:name="toca3" style:family="paragraph" style:parent-style-name="rem"/>
    <style:style style:name="toca4" style:family="paragraph" style:parent-style-name="rem"/>
    <style:style style:name="toca5" style:family="paragraph" style:parent-style-name="rem"/>
    <style:style style:name="toca6" style:family="paragraph" style:parent-style-name="rem"/>
    <style:style style:name="toca7" style:family="paragraph" style:parent-style-name="rem"/>
    <style:style style:name="toca8" style:family="paragraph" style:parent-style-name="rem"/>
    <style:style style:name="toca9" style:family="paragraph" style:parent-style-name="rem"/>
    <style:style style:name="toca0" style:family="paragraph" style:parent-style-name="rem"/>
    <style:style style:name="tr" style:family="paragraph" style:parent-style-name="m">
      <style:paragraph-properties fo:margin-left="11%" fo:margin-right="11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tr0" style:family="paragraph" style:parent-style-name="m">
      <style:paragraph-properties fo:margin-left="0.1528in" fo:margin-right="0.1528in" fo:text-align="justify" style:justify-single-word="false" fo:text-indent="0in" style:auto-text-indent="false"/>
    </style:style>
    <style:style style:name="tr1" style:family="paragraph" style:parent-style-name="m">
      <style:paragraph-properties fo:margin-left="0.2972in" fo:margin-right="0.2972in" fo:text-align="justify" style:justify-single-word="false" fo:text-indent="0in" style:auto-text-indent="false"/>
    </style:style>
    <style:style style:name="tr2" style:family="paragraph" style:parent-style-name="m">
      <style:paragraph-properties fo:margin-left="0.4417in" fo:margin-right="0.4417in" fo:text-align="justify" style:justify-single-word="false" fo:text-indent="0in" style:auto-text-indent="false"/>
    </style:style>
    <style:style style:name="tr3" style:family="paragraph" style:parent-style-name="m">
      <style:paragraph-properties fo:margin-left="0.5862in" fo:margin-right="0.5862in" fo:text-align="justify" style:justify-single-word="false" fo:text-indent="0in" style:auto-text-indent="false"/>
    </style:style>
    <style:style style:name="tr4" style:family="paragraph" style:parent-style-name="m">
      <style:paragraph-properties fo:margin-left="0.7307in" fo:margin-right="0.7307in" fo:text-align="justify" style:justify-single-word="false" fo:text-indent="0in" style:auto-text-indent="false"/>
    </style:style>
    <style:style style:name="tr5" style:family="paragraph" style:parent-style-name="m">
      <style:paragraph-properties fo:margin-left="0.8752in" fo:margin-right="0.8752in" fo:text-align="justify" style:justify-single-word="false" fo:text-indent="0in" style:auto-text-indent="false"/>
    </style:style>
    <style:style style:name="tr6" style:family="paragraph" style:parent-style-name="m">
      <style:paragraph-properties fo:margin-left="1.0193in" fo:margin-right="1.0193in" fo:text-align="justify" style:justify-single-word="false" fo:text-indent="0in" style:auto-text-indent="false"/>
    </style:style>
    <style:style style:name="tr7" style:family="paragraph" style:parent-style-name="m">
      <style:paragraph-properties fo:margin-left="1.1638in" fo:margin-right="1.1638in" fo:text-align="justify" style:justify-single-word="false" fo:text-indent="0in" style:auto-text-indent="false"/>
    </style:style>
    <style:style style:name="tr8" style:family="paragraph" style:parent-style-name="m">
      <style:paragraph-properties fo:margin-left="1.3083in" fo:margin-right="1.3083in" fo:text-align="justify" style:justify-single-word="false" fo:text-indent="0in" style:auto-text-indent="false"/>
    </style:style>
    <style:style style:name="tr9" style:family="paragraph" style:parent-style-name="m">
      <style:paragraph-properties fo:margin-left="1.4528in" fo:margin-right="1.4528in" fo:text-align="justify" style:justify-single-word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mt" style:class="extra">
      <style:paragraph-properties fo:line-height="0.1528in" style:register-true="true">
        <style:tab-stops>
          <style:tab-stop style:position="2.8307in" style:type="center"/>
          <style:tab-stop style:position="5.6618in" style:type="right"/>
        </style:tab-stops>
      </style:paragraph-properties>
      <style:text-properties fo:text-transform="uppercase" style:font-name="Ysabeau:lnum=1&amp;pnum=1&amp;case=1&amp;" fo:font-family="Ysabeau:lnum=1&amp;pnum=1&amp;case=1&amp;" style:font-style-name="Bold" fo:font-size="9.5pt" fo:font-style="normal" fo:font-weight="bold"/>
    </style:style>
    <style:style style:name="Header" style:family="paragraph" style:parent-style-name="mt" style:class="extra">
      <style:paragraph-properties fo:line-height="0.1528in" style:register-true="true">
        <style:tab-stops>
          <style:tab-stop style:position="2.8307in" style:type="center"/>
          <style:tab-stop style:position="5.6618in" style:type="right"/>
        </style:tab-stops>
      </style:paragraph-properties>
      <style:text-properties fo:text-transform="uppercase" style:font-name="Ysabeau:lnum=1&amp;pnum=1&amp;case=1&amp;" fo:font-family="Ysabeau:lnum=1&amp;pnum=1&amp;case=1&amp;" style:font-style-name="Bold" fo:font-size="9.5pt" fo:font-style="normal" fo:font-weight="bold"/>
    </style:style>
    <style:style style:name="Caption_20_characters" style:display-name="Caption characters" style:family="text" style:hidden="true" style:parent-style-name="fq"/>
    <style:style style:name="Bullet_20_Symbols" style:display-name="Bullet Symbols" style:family="text" style:hidden="true"/>
    <style:style style:name="Definition" style:family="text" style:hidden="true"/>
    <style:style style:name="Drop_20_Caps" style:display-name="Drop Caps" style:family="text" style:hidden="true"/>
    <style:style style:name="Emphasis" style:family="text" style:hidden="true" style:parent-style-name="em"/>
    <style:style style:name="Endnote_20_Symbol" style:display-name="Endnote Symbol" style:family="text" style:hidden="true" style:parent-style-name="xk"/>
    <style:style style:name="Endnote_20_anchor" style:display-name="Endnote anchor" style:family="text" style:hidden="true" style:parent-style-name="_2b_"/>
    <style:style style:name="Example" style:family="text" style:hidden="true"/>
    <style:style style:name="Footnote_20_Symbol" style:display-name="Footnote Symbol" style:family="text" style:hidden="true" style:parent-style-name="fk"/>
    <style:style style:name="Footnote_20_anchor" style:display-name="Footnote anchor" style:family="text" style:hidden="true" style:parent-style-name="_2b_">
      <style:text-properties style:text-position="super 58%"/>
    </style:style>
    <style:style style:name="Index_20_Link" style:display-name="Index Link" style:family="text" style:hidden="true"/>
    <style:style style:name="Internet_20_link" style:display-name="Internet link" style:family="text" style:hidden="true"/>
    <style:style style:name="Line_20_numbering" style:display-name="Line numbering" style:family="text" style:hidden="true"/>
    <style:style style:name="Main_20_index_20_entry" style:display-name="Main index entry" style:family="text" style:hidden="true"/>
    <style:style style:name="Numbering_20_Symbols" style:display-name="Numbering Symbols" style:family="text" style:hidden="true"/>
    <style:style style:name="Page_20_Number" style:display-name="Page Number" style:family="text" style:hidden="true"/>
    <style:style style:name="Placeholder" style:family="text" style:hidden="true"/>
    <style:style style:name="cat" style:family="text">
      <style:text-properties fo:font-size="1pt"/>
    </style:style>
    <style:style style:name="cn" style:family="text">
      <style:text-properties style:font-name="Ysabeau Medium:pnum=1&amp;tnum=0&amp;onum=0&amp;lnum=1&amp;" fo:font-family="'Ysabeau Medium:pnum=1&amp;tnum=0&amp;onum=0&amp;lnum=1&amp;'" style:font-style-name="Regular" fo:font-style="normal" fo:font-weight="normal"/>
    </style:style>
    <style:style style:name="qvs" style:family="text">
      <style:text-properties fo:letter-spacing="-0.028in"/>
    </style:style>
    <style:style style:name="vn" style:family="text">
      <style:text-properties style:font-name="Ysabeau Medium:pnum=1&amp;tnum=0&amp;onum=0&amp;lnum=1&amp;" fo:font-family="'Ysabeau Medium:pnum=1&amp;tnum=0&amp;onum=0&amp;lnum=1&amp;'" style:font-style-name="Regular" fo:font-style="normal" fo:font-weight="normal"/>
    </style:style>
    <style:style style:name="_5f_" style:display-name="_" style:family="text">
      <style:text-properties style:text-position="1% 96%" style:font-name="EB Garamond:" fo:font-family="'EB Garamond:'" style:font-style-name="Regular" fo:font-style="normal" fo:font-weight="normal" style:text-scale="50%"/>
    </style:style>
    <style:style style:name="qs" style:family="text">
      <style:text-properties style:text-position="1% 96%" style:font-name="EB Garamond:1" fo:font-family="'EB Garamond:'" style:font-style-name="Italic" fo:font-style="italic" fo:font-weight="normal" style:text-scale="103%"/>
    </style:style>
    <style:style style:name="v" style:family="text">
      <style:text-properties style:text-position="25% 71%" style:font-name="Ysabeau Semibold:pnum=1&amp;tnum=0&amp;onum=0&amp;lnum=1&amp;" fo:font-family="'Ysabeau Semibold:pnum=1&amp;tnum=0&amp;onum=0&amp;lnum=1&amp;'" style:font-style-name="Regular" fo:font-style="normal" fo:font-weight="600" style:text-scale="100%"/>
    </style:style>
    <style:style style:name="vp" style:family="text">
      <style:text-properties fo:font-size="1pt"/>
    </style:style>
    <style:style style:name="jmp" style:family="text"/>
    <style:style style:name="w" style:family="text"/>
    <style:style style:name="k" style:family="text">
      <style:text-properties style:text-position="1% 96%" style:font-name="EB Garamond:3" fo:font-family="'EB Garamond:'" style:font-style-name="Bold" fo:font-style="normal" fo:font-weight="bold" style:text-scale="97%"/>
    </style:style>
    <style:style style:name="_2d_" style:display-name="-" style:family="text">
      <style:text-properties fo:font-size="1pt"/>
    </style:style>
    <style:style style:name="_2b_" style:display-name="+" style:family="text">
      <style:text-properties style:text-position="25% 71%" style:font-name="Ysabeau:1" fo:font-family="Ysabeau:" style:font-style-name="Bold Italic" fo:font-style="italic" fo:font-weight="bold" style:text-scale="100%"/>
    </style:style>
    <style:style style:name="add" style:family="text">
      <style:text-properties style:text-position="1% 96%" style:font-name="EB Garamond:1" fo:font-family="'EB Garamond:'" style:font-style-name="Italic" fo:font-style="italic" fo:font-weight="normal" style:text-scale="103%"/>
    </style:style>
    <style:style style:name="addpn" style:family="text">
      <style:text-properties style:text-position="1% 96%" style:font-name="EB Garamond:1" fo:font-family="'EB Garamond:'" style:font-style-name="Italic" fo:font-style="italic" fo:font-weight="normal" style:text-scale="103%"/>
    </style:style>
    <style:style style:name="bd" style:family="text">
      <style:text-properties style:text-position="1% 96%" style:font-name="EB Garamond:3" fo:font-family="'EB Garamond:'" style:font-style-name="Bold" fo:font-style="normal" fo:font-weight="bold" style:text-scale="97%"/>
    </style:style>
    <style:style style:name="bdit" style:family="text">
      <style:text-properties style:text-position="1% 96%" style:font-name="EB Garamond:2" fo:font-family="'EB Garamond:'" style:font-style-name="Bold Italic" fo:font-style="italic" fo:font-weight="bold" style:text-scale="97%"/>
    </style:style>
    <style:style style:name="bk" style:family="text">
      <style:text-properties style:text-position="1% 96%" style:font-name="EB Garamond:1" fo:font-family="'EB Garamond:'" style:font-style-name="Italic" fo:font-style="italic" fo:font-weight="normal" style:text-scale="103%"/>
    </style:style>
    <style:style style:name="ca" style:family="text">
      <style:text-properties style:font-name="Ysabeau:3" fo:font-family="Ysabeau:" style:font-style-name="Bold" fo:font-size="10.3999996185303pt" fo:font-style="normal" fo:font-weight="bold"/>
    </style:style>
    <style:style style:name="dc" style:family="text">
      <style:text-properties style:text-position="1% 96%" style:font-name="EB Garamond:1" fo:font-family="'EB Garamond:'" style:font-style-name="Italic" fo:font-style="italic" fo:font-weight="normal" style:text-scale="103%"/>
    </style:style>
    <style:style style:name="em" style:family="text">
      <style:text-properties style:text-position="1% 96%" style:font-name="EB Garamond:2" fo:font-family="'EB Garamond:'" style:font-style-name="Bold Italic" fo:font-style="italic" fo:font-weight="bold" style:text-scale="97%"/>
    </style:style>
    <style:style style:name="fk" style:family="text">
      <style:text-properties style:text-position="1% 90%" style:font-name="Lato:" fo:font-family="Lato:" style:font-style-name="Bold" fo:font-style="normal" fo:font-weight="bold" style:text-scale="101%"/>
    </style:style>
    <style:style style:name="fl" style:family="text">
      <style:text-properties style:text-position="1% 90%" style:font-name="Lato:2" fo:font-family="Lato:" style:font-style-name="Bold Italic" fo:font-style="italic" fo:font-weight="bold" style:text-scale="105%"/>
    </style:style>
    <style:style style:name="fm" style:family="text">
      <style:text-properties style:text-position="25% 64%" style:font-name="Lato:2" fo:font-family="Lato:" style:font-style-name="Bold Italic" fo:font-style="italic" fo:font-weight="bold" style:text-scale="105%"/>
    </style:style>
    <style:style style:name="fq" style:family="text">
      <style:text-properties style:text-position="1% 90%" style:font-name="Lato:1" fo:font-family="Lato:" style:font-style-name="Italic" fo:font-style="italic" fo:font-weight="normal" style:text-scale="105%"/>
    </style:style>
    <style:style style:name="fqa" style:family="text">
      <style:text-properties style:text-position="1% 90%" style:font-name="Lato:1" fo:font-family="Lato:" style:font-style-name="Italic" fo:font-style="italic" fo:font-weight="normal" style:text-scale="105%"/>
    </style:style>
    <style:style style:name="fr" style:family="text">
      <style:text-properties style:text-position="1% 90%" style:font-name="Lato:2" fo:font-family="Lato:" style:font-style-name="Bold Italic" fo:font-style="italic" fo:font-weight="bold" style:text-scale="105%"/>
    </style:style>
    <style:style style:name="ft" style:family="text">
      <style:text-properties fo:font-weight="100"/>
    </style:style>
    <style:style style:name="fv" style:family="text">
      <style:text-properties style:text-position="25% 64%" style:font-name="Lato:" fo:font-family="Lato:" style:font-style-name="Bold" fo:font-style="normal" fo:font-weight="bold" style:text-scale="101%"/>
    </style:style>
    <style:style style:name="fw" style:family="text">
      <style:text-properties style:text-position="1% 100%" style:font-name="EB Garamond 08:" fo:font-family="'EB Garamond 08:'" style:font-style-name="Bold" fo:font-style="normal" fo:font-weight="bold" style:text-scale="102%"/>
    </style:style>
    <style:style style:name="ior" style:family="text">
      <style:text-properties style:font-name="Ysabeau:2" fo:font-family="Ysabeau:" style:font-style-name="Italic" fo:font-style="italic" fo:font-weight="normal"/>
    </style:style>
    <style:style style:name="iqt" style:family="text">
      <style:text-properties style:font-name="Ysabeau:2" fo:font-family="Ysabeau:" style:font-style-name="Italic" fo:font-style="italic" fo:font-weight="normal"/>
    </style:style>
    <style:style style:name="it" style:family="text">
      <style:text-properties style:text-position="1% 96%" style:font-name="EB Garamond:1" fo:font-family="'EB Garamond:'" style:font-style-name="Italic" fo:font-style="italic" fo:font-weight="normal" style:text-scale="103%"/>
    </style:style>
    <style:style style:name="lik" style:family="text"/>
    <style:style style:name="litl" style:family="text"/>
    <style:style style:name="liv" style:family="text"/>
    <style:style style:name="liv0" style:family="text"/>
    <style:style style:name="liv1" style:family="text"/>
    <style:style style:name="liv2" style:family="text"/>
    <style:style style:name="liv3" style:family="text"/>
    <style:style style:name="liv4" style:family="text"/>
    <style:style style:name="liv5" style:family="text"/>
    <style:style style:name="liv6" style:family="text"/>
    <style:style style:name="lIv7" style:family="text"/>
    <style:style style:name="lIv8" style:family="text"/>
    <style:style style:name="liv9" style:family="text"/>
    <style:style style:name="nd" style:family="text">
      <style:text-properties fo:font-variant="small-caps"/>
    </style:style>
    <style:style style:name="ndx" style:family="text">
      <style:text-properties style:text-underline-style="solid" style:text-underline-width="auto" style:text-underline-color="font-color"/>
    </style:style>
    <style:style style:name="no" style:family="text">
      <style:text-properties style:text-position="1% 96%" style:font-name="EB Garamond:" fo:font-family="'EB Garamond:'" style:font-style-name="Regular" fo:font-style="normal" fo:font-weight="normal" style:text-scale="103%"/>
    </style:style>
    <style:style style:name="ord" style:family="text">
      <style:text-properties style:text-position="25% 71%" style:text-scale="100%"/>
    </style:style>
    <style:style style:name="pn" style:family="text"/>
    <style:style style:name="png" style:family="text"/>
    <style:style style:name="pro" style:family="text"/>
    <style:style style:name="qac" style:family="text">
      <style:text-properties style:text-position="1% 96%" style:font-name="EB Garamond SemiBold:1" fo:font-family="'EB Garamond SemiBold:'" style:font-style-name="Regular" fo:letter-spacing="0.0055in" fo:font-style="normal" fo:font-weight="600" style:text-scale="99%"/>
    </style:style>
    <style:style style:name="qt" style:family="text">
      <style:text-properties style:text-position="1% 96%" style:font-name="EB Garamond:1" fo:font-family="'EB Garamond:'" style:font-style-name="Italic" fo:font-style="italic" fo:font-weight="normal" style:text-scale="103%"/>
    </style:style>
    <style:style style:name="rb" style:family="text"/>
    <style:style style:name="rq" style:family="text">
      <style:text-properties style:text-position="1% 96%" style:font-name="EB Garamond:1" fo:font-family="'EB Garamond:'" style:font-style-name="Italic" fo:font-style="italic" fo:font-weight="normal" style:text-scale="103%"/>
    </style:style>
    <style:style style:name="rt" style:family="text">
      <style:text-properties style:text-position="25% 71%" style:text-scale="100%"/>
    </style:style>
    <style:style style:name="sc" style:family="text">
      <style:text-properties fo:font-variant="small-caps"/>
    </style:style>
    <style:style style:name="sig" style:family="text">
      <style:text-properties style:text-position="1% 96%" style:font-name="EB Garamond:1" fo:font-family="'EB Garamond:'" style:font-style-name="Italic" fo:font-style="italic" fo:font-weight="normal" style:text-scale="103%"/>
    </style:style>
    <style:style style:name="sls" style:family="text"/>
    <style:style style:name="sup" style:family="text">
      <style:text-properties style:text-position="25% 71%" style:text-scale="100%"/>
    </style:style>
    <style:style style:name="tl" style:family="text"/>
    <style:style style:name="va" style:family="text">
      <style:text-properties style:text-position="25% 64%" style:font-name="Lato:pnum=1&amp;tnum=0&amp;onum=0&amp;lnum=1&amp;" fo:font-family="Lato:pnum=1&amp;tnum=0&amp;onum=0&amp;lnum=1&amp;" style:font-style-name="Bold Italic" fo:font-style="italic" fo:font-weight="bold" style:text-scale="105%"/>
    </style:style>
    <style:style style:name="wa" style:family="text"/>
    <style:style style:name="wg" style:family="text"/>
    <style:style style:name="wh" style:family="text"/>
    <style:style style:name="wj" style:family="text">
      <style:text-properties fo:color="#ff5555"/>
    </style:style>
    <style:style style:name="wr" style:family="text"/>
    <style:style style:name="xk" style:family="text">
      <style:text-properties style:text-position="1% 90%" style:font-name="Lato:" fo:font-family="Lato:" style:font-style-name="Bold" fo:font-style="normal" fo:font-weight="bold" style:text-scale="101%"/>
    </style:style>
    <style:style style:name="xo" style:family="text">
      <style:text-properties style:text-position="1% 90%" style:font-name="Lato:2" fo:font-family="Lato:" style:font-style-name="Bold Italic" fo:font-style="italic" fo:font-weight="bold" style:text-scale="105%"/>
    </style:style>
    <style:style style:name="xop" style:family="text">
      <style:text-properties style:text-position="1% 90%" style:font-name="Lato:2" fo:font-family="Lato:" style:font-style-name="Bold Italic" fo:font-style="italic" fo:font-weight="bold" style:text-scale="105%"/>
    </style:style>
    <style:style style:name="xq" style:family="text">
      <style:text-properties style:text-position="1% 90%" style:font-name="Lato:1" fo:font-family="Lato:" style:font-style-name="Italic" fo:font-style="italic" fo:font-weight="normal" style:text-scale="105%"/>
    </style:style>
    <style:style style:name="xt" style:family="text">
      <style:text-properties fo:font-weight="100"/>
    </style:style>
    <style:style style:name="xta" style:family="text">
      <style:text-properties fo:font-weight="100"/>
    </style:style>
    <style:style style:name="n" style:family="text">
      <style:text-properties style:text-position="1% 93%" style:font-name="Almendra:" fo:font-family="Almendra:" style:font-style-name="Regular" fo:font-style="normal" fo:font-weight="normal" style:text-scale="105%"/>
    </style:style>
    <style:style style:name="nh" style:family="text">
      <style:text-properties style:text-position="1% 93%" style:font-name="Almendra:2" fo:font-family="Almendra:" style:font-style-name="Bold" fo:font-style="normal" fo:font-weight="bold" style:text-scale="99%"/>
    </style:style>
    <style:style style:name="nl" style:family="text">
      <style:text-properties style:text-position="1% 89%" style:font-name="Almendra Display:" fo:font-family="'Almendra Display:'" style:font-style-name="Regular" fo:font-style="normal" fo:font-weight="bold" style:text-scale="105%"/>
    </style:style>
    <style:style style:name="Formula" style:family="graphic" style:hidden="true"/>
    <style:style style:name="Frame" style:family="graphic" style:hidden="true"/>
    <style:style style:name="Graphics" style:family="graphic" style:hidden="true"/>
    <style:style style:name="Labels" style:family="graphic" style:hidden="true" style:auto-update="true"/>
    <style:style style:name="Marginalia" style:family="graphic" style:hidden="true"/>
    <style:style style:name="OLE" style:family="graphic" style:hidden="true"/>
    <style:style style:name="Watermark" style:family="graphic" style:hidden="true"/>
    <style:style style:name="fig" style:family="graphic" style:parent-style-name="Graphics">
      <style:graphic-properties svg:width="0in" fo:min-height="0in" svg:x="0in" svg:y="0in" style:wrap="none" style:vertical-pos="top" style:vertical-rel="page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" text:citation-style-name="fk" text:citation-body-style-name="_2b_" text:master-page-name="Footnote" style:num-suffix=": " style:num-format="a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6.6929in" fo:page-height="9.4484in" style:num-format="1, 2, 3, ..." style:print-orientation="portrait" fo:margin-top="0.4374in" fo:margin-bottom="0.4374in" fo:margin-left="0.5937in" fo:margin-right="0.4374in" fo:border-top="0.79pt solid #c0c0c0" fo:border-bottom="none" fo:border-left="none" fo:border-right="none" fo:padding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fff" draw:opacity="70%" style:footnote-max-height="0in">
        <style:columns fo:column-count="1" fo:column-gap="0in"/>
        <style:footnote-sep style:width="0.011in" style:distance-before-sep="0.0382in" style:distance-after-sep="0.0382in" style:line-style="solid" style:adjustment="center" style:rel-width="98%" style:color="#c0c0c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landscape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6.6929in" fo:page-height="9.4484in" style:num-format="1, 2, 3, ..." style:print-orientation="portrait" fo:margin-top="0.4374in" fo:margin-bottom="0.4374in" fo:margin-left="0.5937in" fo:margin-right="0.4374in" fo:border-top="0.79pt solid #c0c0c0" fo:border-bottom="none" fo:border-left="none" fo:border-right="none" fo:padding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fff" draw:opacity="70%" style:footnote-max-height="0in">
        <style:columns fo:column-count="1" fo:column-gap="0in"/>
        <style:footnote-sep style:width="0.011in" style:distance-before-sep="0.0382in" style:distance-after-sep="0.0382in" style:line-style="solid" style:adjustment="center" style:rel-width="98%" style:color="#c0c0c0"/>
      </style:page-layout-properties>
      <style:header-style>
        <style:header-footer-properties svg:height="0.1917in" fo:margin-left="0in" fo:margin-right="0in" fo:margin-bottom="0.0138in" fo:border-top="none" fo:border-bottom="0.79pt solid #c0c0c0" fo:border-left="none" fo:border-right="none" fo:padding-top="0in" fo:padding-bottom="0.0138in" fo:padding-left="0in" fo:padding-right="0in" fo:background-color="transparent" style:dynamic-spacing="true" draw:fill="none" draw:fill-color="#ffffff" draw:opacity="70%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hidden="true" style:page-layout-name="Mpm1"/>
    <style:master-page style:name="Endnote" style:hidden="true" style:page-layout-name="Mpm1"/>
    <style:master-page style:name="Envelope" style:hidden="true" style:page-layout-name="Mpm2"/>
    <style:master-page style:name="First_20_Page" style:display-name="First Page" style:page-layout-name="Mpm3"/>
    <style:master-page style:name="Footnote" style:hidden="true" style:page-layout-name="Mpm1"/>
    <style:master-page style:name="Footer" style:hidden="true" style:page-layout-name="Mpm1"/>
    <style:master-page style:name="Header" style:hidden="true" style:page-layout-name="Mpm1"/>
    <style:master-page style:name="HTML" style:hidden="true" style:page-layout-name="Mpm1"/>
    <style:master-page style:name="Index" style:hidden="true" style:page-layout-name="Mpm1"/>
    <style:master-page style:name="Landscape" style:hidden="true" style:page-layout-name="Mpm1"/>
    <style:master-page style:name="Left_20_Page" style:hidden="true" style:display-name="Left Page" style:page-layout-name="Mpm1" style:next-style-name="Right_20_Page"/>
    <style:master-page style:name="Right_20_Page" style:hidden="true" style:display-name="Right Page" style:page-layout-name="Mpm1" style:next-style-name="Left_20_Page"/>
    <style:master-page style:name="Text" style:page-layout-name="Mpm4">
      <style:header>
        <text:p text:style-name="Header"><text:tab/><text:page-number text:select-page="current">1</text:page-number><text:tab/><text:variable-get text:name="h"/> <text:variable-get text:name="cn"/></text:p>
      </style:header>
      <style:header-left>
        <text:p text:style-name="Header"><text:variable-get text:name="h" style:data-style-name="N0"/><text:s/><text:variable-get text:name="cn" style:data-style-name="N0"/><text:tab/><text:page-number text:select-page="current">0</text:page-number><text:tab/> 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escription>Avante Vangard Stylesheet Generator v2211 Stylesheet: [p.sfm] v2211 EBGaramond/Ysabeau 2010A created 2022/11/13 Body Text: 10.4/11 | L4: 17.5/22 | L9: 41.6/55 page: 170 x 240</dc:description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9" meta:non-whitespace-character-count="2"/>
  </office:meta>
</office:document-meta>
</file>